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Heading_20_3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in" fo:margin-bottom="0.1965in" style:contextual-spacing="false" style:writing-mode="lr-tb"/>
    </style:style>
    <style:style style:name="P18" style:family="paragraph" style:parent-style-name="Preformatted_20_Text">
      <style:text-properties fo:color="#000000" loext:opacity="100%" style:font-name="arial" fo:font-size="12pt" fo:font-weight="normal" officeooo:rsid="003500c4" officeooo:paragraph-rsid="003500c4" style:font-size-asian="12pt" style:font-weight-asian="normal" style:font-size-complex="12pt" style:font-weight-complex="normal"/>
    </style:style>
    <style:style style:name="P19" style:family="paragraph" style:parent-style-name="Preformatted_20_Text" style:list-style-name="L17"/>
    <style:style style:name="P20" style:family="paragraph" style:parent-style-name="Preformatted_20_Text" style:list-style-name="L17">
      <style:paragraph-properties style:writing-mode="lr-tb"/>
    </style:style>
    <style:style style:name="P21" style:family="paragraph" style:parent-style-name="Preformatted_20_Text" style:list-style-name="L17">
      <style:paragraph-properties fo:margin-top="0in" fo:margin-bottom="0.1965in" style:contextual-spacing="false" style:writing-mode="lr-tb"/>
    </style:style>
    <style:style style:name="P22" style:family="paragraph" style:parent-style-name="Standard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style:font-name="arial" fo:font-size="12pt" fo:font-weight="normal" officeooo:rsid="003500c4" officeooo:paragraph-rsid="003500c4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arial" fo:font-size="12pt" fo:font-style="normal" fo:font-weight="normal" officeooo:rsid="0032a18c" officeooo:paragraph-rsid="0032a18c" style:font-size-asian="12pt" style:font-style-asian="normal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style:font-name="arial" fo:font-size="12pt" fo:font-style="normal" fo:font-weight="normal" officeooo:rsid="003686df" officeooo:paragraph-rsid="003686df" style:font-size-asian="12pt" style:font-style-asian="normal" style:font-weight-asian="normal" style:font-size-complex="12pt" style:font-weight-complex="normal"/>
    </style:style>
    <style:style style:name="P34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style="normal" fo:font-weight="normal" officeooo:rsid="003686df" officeooo:paragraph-rsid="003686df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style:font-name="arial" fo:font-size="12pt" fo:font-style="normal" fo:font-weight="normal" officeooo:rsid="0036ace6" officeooo:paragraph-rsid="0036ace6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style:font-name="arial" fo:font-size="12pt" fo:font-style="normal" fo:font-weight="normal" officeooo:rsid="00389b10" officeooo:paragraph-rsid="00389b10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style="normal" fo:font-weight="normal" officeooo:rsid="00389b10" officeooo:paragraph-rsid="00389b10" style:font-size-asian="12pt" style:font-style-asian="normal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style:font-name="arial" fo:font-size="14pt" fo:font-style="normal" fo:font-weight="bold" officeooo:rsid="002bbe08" officeooo:paragraph-rsid="002fea79" style:font-size-asian="14pt" style:font-style-asian="normal" style:font-weight-asian="bold" style:font-size-complex="14pt" style:font-weight-complex="bold"/>
    </style:style>
    <style:style style:name="P39" style:family="paragraph" style:parent-style-name="Standard">
      <style:text-properties fo:color="#000000" loext:opacity="100%" style:font-name="arial" fo:font-size="14pt" fo:font-style="normal" fo:font-weight="bold" officeooo:rsid="002bbe08" officeooo:paragraph-rsid="0030c7de" style:font-size-asian="14pt" style:font-style-asian="normal" style:font-weight-asian="bold" style:font-size-complex="14pt" style:font-weight-complex="bold"/>
    </style:style>
    <style:style style:name="P40" style:family="paragraph" style:parent-style-name="Standard">
      <style:text-properties fo:color="#000000" loext:opacity="100%" style:font-name="arial" fo:font-size="14pt" fo:font-style="normal" fo:font-weight="bold" officeooo:rsid="002bbe08" officeooo:paragraph-rsid="003500c4" style:font-size-asian="14pt" style:font-style-asian="normal" style:font-weight-asian="bold" style:font-size-complex="14pt" style:font-weight-complex="bold"/>
    </style:style>
    <style:style style:name="P41" style:family="paragraph" style:parent-style-name="Standard">
      <style:text-properties fo:color="#000000" loext:opacity="100%" style:font-name="arial" fo:font-size="14pt" fo:font-weight="bold" officeooo:rsid="0037a74b" officeooo:paragraph-rsid="0037a74b" style:font-size-asian="14pt" style:font-weight-asian="bold" style:font-size-complex="14pt" style:font-weight-complex="bold"/>
    </style:style>
    <style:style style:name="P42" style:family="paragraph" style:parent-style-name="Standard">
      <style:text-properties fo:color="#000000" loext:opacity="100%" style:font-name="arial" fo:font-size="14pt" fo:font-weight="bold" officeooo:rsid="002f4f29" officeooo:paragraph-rsid="002f4f29" style:font-size-asian="14pt" style:font-weight-asian="bold" style:font-size-complex="14pt" style:font-weight-complex="bold"/>
    </style:style>
    <style:style style:name="P43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44" style:family="paragraph" style:parent-style-name="Text_20_body" style:list-style-name="L1">
      <style:paragraph-properties fo:margin-top="0in" fo:margin-bottom="0in" style:contextual-spacing="false"/>
    </style:style>
    <style:style style:name="P45" style:family="paragraph" style:parent-style-name="Text_20_body" style:list-style-name="L2">
      <style:paragraph-properties fo:margin-top="0in" fo:margin-bottom="0in" style:contextual-spacing="false"/>
    </style:style>
    <style:style style:name="P46" style:family="paragraph" style:parent-style-name="Text_20_body" style:list-style-name="L3">
      <style:paragraph-properties fo:margin-top="0in" fo:margin-bottom="0in" style:contextual-spacing="false"/>
    </style:style>
    <style:style style:name="P47" style:family="paragraph" style:parent-style-name="Text_20_body" style:list-style-name="L4"/>
    <style:style style:name="P48" style:family="paragraph" style:parent-style-name="Text_20_body">
      <style:text-properties fo:color="#000000" loext:opacity="100%" style:font-name="arial" officeooo:rsid="001ee25d" officeooo:paragraph-rsid="001ee25d"/>
    </style:style>
    <style:style style:name="P49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color="#000000" loext:opacity="100%" style:font-name="arial" fo:font-size="12pt" fo:font-style="normal" fo:font-weight="normal" officeooo:rsid="003686df" officeooo:paragraph-rsid="003686df" style:font-size-asian="12pt" style:font-style-asian="normal" style:font-weight-asian="normal" style:font-size-complex="12pt" style:font-weight-complex="normal"/>
    </style:style>
    <style:style style:name="P55" style:family="paragraph" style:parent-style-name="Text_20_body">
      <style:text-properties fo:color="#000000" loext:opacity="100%" style:font-name="arial" fo:font-size="12pt" fo:font-style="normal" fo:font-weight="normal" officeooo:rsid="00389b10" officeooo:paragraph-rsid="00389b10" style:font-size-asian="12pt" style:font-style-asian="normal" style:font-weight-asian="normal" style:font-size-complex="12pt" style:font-weight-complex="normal"/>
    </style:style>
    <style:style style:name="P56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57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58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P59" style:family="paragraph" style:parent-style-name="Text_20_body">
      <style:text-properties fo:color="#000000" loext:opacity="100%" style:font-name="arial" fo:font-size="14pt" fo:font-style="normal" fo:font-weight="bold" officeooo:rsid="00389b10" officeooo:paragraph-rsid="00389b10" style:font-size-asian="14pt" style:font-style-asian="normal" style:font-weight-asian="bold" style:font-size-complex="14pt" style:font-weight-complex="bold"/>
    </style:style>
    <style:style style:name="P60" style:family="paragraph" style:parent-style-name="Text_20_body">
      <style:text-properties fo:color="#000000" loext:opacity="100%" style:font-name="arial" fo:font-size="16pt" fo:font-style="normal" fo:font-weight="bold" officeooo:rsid="003686df" officeooo:paragraph-rsid="003686df" style:font-size-asian="16pt" style:font-style-asian="normal" style:font-weight-asian="bold" style:font-size-complex="16pt" style:font-weight-complex="bold"/>
    </style:style>
    <style:style style:name="P61" style:family="paragraph" style:parent-style-name="Text_20_body" style:list-style-name="L5"/>
    <style:style style:name="P62" style:family="paragraph" style:parent-style-name="Text_20_body" style:list-style-name="L6"/>
    <style:style style:name="P63" style:family="paragraph" style:parent-style-name="Text_20_body" style:list-style-name="L6">
      <style:paragraph-properties fo:margin-top="0in" fo:margin-bottom="0in" style:contextual-spacing="false"/>
    </style:style>
    <style:style style:name="P64" style:family="paragraph" style:parent-style-name="Text_20_body" style:list-style-name="L7"/>
    <style:style style:name="P65" style:family="paragraph" style:parent-style-name="Text_20_body" style:list-style-name="L7">
      <style:paragraph-properties fo:margin-top="0in" fo:margin-bottom="0in" style:contextual-spacing="false"/>
    </style:style>
    <style:style style:name="P66" style:family="paragraph" style:parent-style-name="Text_20_body" style:list-style-name="L8"/>
    <style:style style:name="P67" style:family="paragraph" style:parent-style-name="Text_20_body" style:list-style-name="L9"/>
    <style:style style:name="P68" style:family="paragraph" style:parent-style-name="Text_20_body" style:list-style-name="L10"/>
    <style:style style:name="P69" style:family="paragraph" style:parent-style-name="Text_20_body" style:list-style-name="L10">
      <style:paragraph-properties fo:margin-top="0in" fo:margin-bottom="0in" style:contextual-spacing="false"/>
    </style:style>
    <style:style style:name="P70" style:family="paragraph" style:parent-style-name="Text_20_body" style:list-style-name="L11"/>
    <style:style style:name="P71" style:family="paragraph" style:parent-style-name="Text_20_body" style:list-style-name="L11">
      <style:paragraph-properties fo:margin-top="0in" fo:margin-bottom="0in" style:contextual-spacing="false"/>
    </style:style>
    <style:style style:name="P72" style:family="paragraph" style:parent-style-name="Text_20_body" style:list-style-name="L12"/>
    <style:style style:name="P73" style:family="paragraph" style:parent-style-name="Text_20_body" style:list-style-name="L12">
      <style:paragraph-properties fo:margin-top="0in" fo:margin-bottom="0in" style:contextual-spacing="false"/>
    </style:style>
    <style:style style:name="P74" style:family="paragraph" style:parent-style-name="Text_20_body" style:list-style-name="L13"/>
    <style:style style:name="P75" style:family="paragraph" style:parent-style-name="Text_20_body" style:list-style-name="L14"/>
    <style:style style:name="P76" style:family="paragraph" style:parent-style-name="Text_20_body" style:list-style-name="L15"/>
    <style:style style:name="P77" style:family="paragraph" style:parent-style-name="Text_20_body" style:list-style-name="L15">
      <style:paragraph-properties fo:margin-top="0in" fo:margin-bottom="0in" style:contextual-spacing="false"/>
    </style:style>
    <style:style style:name="P78" style:family="paragraph" style:parent-style-name="Text_20_body" style:list-style-name="L16"/>
    <style:style style:name="P79" style:family="paragraph" style:parent-style-name="Text_20_body" style:list-style-name="L16">
      <style:paragraph-properties fo:margin-top="0in" fo:margin-bottom="0in" style:contextual-spacing="false"/>
    </style:style>
    <style:style style:name="P80" style:family="paragraph" style:parent-style-name="Text_20_body" style:list-style-name="L17"/>
    <style:style style:name="P81" style:family="paragraph" style:parent-style-name="Text_20_body" style:list-style-name="L17">
      <style:paragraph-properties fo:margin-top="0in" fo:margin-bottom="0in" style:contextual-spacing="false"/>
    </style:style>
    <style:style style:name="P82" style:family="paragraph" style:parent-style-name="Text_20_body" style:list-style-name="L18"/>
    <style:style style:name="P83" style:family="paragraph" style:parent-style-name="Text_20_body" style:list-style-name="L18">
      <style:paragraph-properties fo:margin-top="0in" fo:margin-bottom="0in" style:contextual-spacing="false"/>
    </style:style>
    <style:style style:name="P84" style:family="paragraph" style:parent-style-name="Text_20_body" style:list-style-name="L19"/>
    <style:style style:name="P85" style:family="paragraph" style:parent-style-name="Text_20_body" style:list-style-name="L19">
      <style:paragraph-properties fo:margin-top="0in" fo:margin-bottom="0in" style:contextual-spacing="false"/>
    </style:style>
    <style:style style:name="P86" style:family="paragraph" style:parent-style-name="Text_20_body" style:list-style-name="L20"/>
    <style:style style:name="P87" style:family="paragraph" style:parent-style-name="Text_20_body" style:list-style-name="L20">
      <style:paragraph-properties fo:margin-top="0in" fo:margin-bottom="0in" style:contextual-spacing="false"/>
    </style:style>
    <style:style style:name="P88" style:family="paragraph" style:parent-style-name="Text_20_body" style:list-style-name="L21"/>
    <style:style style:name="P89" style:family="paragraph" style:parent-style-name="Text_20_body" style:list-style-name="L21">
      <style:paragraph-properties fo:margin-top="0in" fo:margin-bottom="0in" style:contextual-spacing="false"/>
    </style:style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" style:family="text">
      <style:text-properties fo:color="#6aab73" loext:opacity="100%" style:font-name="JetBrains Mono" fo:font-size="10pt" style:font-size-asian="10pt"/>
    </style:style>
    <style:style style:name="T4" style:family="text">
      <style:text-properties fo:font-size="10pt" fo:font-style="normal" fo:font-weight="normal" style:font-size-asian="10pt" style:font-style-asian="normal" style:font-weight-asian="normal"/>
    </style:style>
    <style:style style:name="T5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font-style="normal" style:font-style-asian="normal"/>
    </style:style>
    <style:style style:name="T9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10" style:family="text">
      <style:text-properties fo:color="#cf8e6d" loext:opacity="100%" style:font-name="JetBrains Mono" fo:font-size="10pt" style:font-size-asian="10pt"/>
    </style:style>
    <style:style style:name="T11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2" style:family="text">
      <style:text-properties fo:color="#bcbec4" loext:opacity="100%" style:font-name="JetBrains Mono" fo:font-size="10pt" style:font-size-asian="10pt"/>
    </style:style>
    <style:style style:name="T13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4" style:family="text">
      <style:text-properties fo:color="#a9b7c6" loext:opacity="100%" style:font-name="JetBrains Mono" fo:font-size="10pt" style:font-size-asian="10pt"/>
    </style:style>
    <style:style style:name="T15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6" style:family="text">
      <style:text-properties fo:color="#c77dbb" loext:opacity="100%" style:font-name="JetBrains Mono" fo:font-size="10pt" style:font-size-asian="10pt"/>
    </style:style>
    <style:style style:name="T17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8" style:family="text">
      <style:text-properties fo:color="#56a8f5" loext:opacity="100%" style:font-name="JetBrains Mono" fo:font-size="10pt" style:font-size-asian="10pt"/>
    </style:style>
    <style:style style:name="T19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20" style:family="text">
      <style:text-properties fo:color="#7a7e85" loext:opacity="100%" style:font-name="JetBrains Mono" fo:font-size="10pt" style:font-size-asian="10pt"/>
    </style:style>
    <style:style style:name="T21" style:family="text">
      <style:text-properties fo:color="#c77dba" loext:opacity="100%" style:font-name="JetBrains Mono" fo:font-size="10pt" fo:font-style="italic" style:font-size-asian="10pt" style:font-style-asian="italic"/>
    </style:style>
    <style:style style:name="T22" style:family="text">
      <style:text-properties fo:color="#000000" loext:opacity="100%" style:font-name="arial" fo:font-size="12pt" fo:font-style="normal" fo:font-weight="normal" officeooo:rsid="002f4f29" style:font-size-asian="12pt" style:font-style-asian="normal" style:font-weight-asian="normal" style:font-size-complex="12pt" style:font-weight-complex="normal"/>
    </style:style>
    <style:style style:name="T23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24" style:family="text">
      <style:text-properties fo:color="#d5b778" loext:opacity="100%" style:font-name="JetBrains Mono" fo:font-size="10pt" fo:font-style="normal" style:font-size-asian="10pt" style:font-style-asian="normal"/>
    </style:style>
    <style:style style:name="T25" style:family="text">
      <style:text-properties fo:color="#bababa" loext:opacity="100%" style:font-name="JetBrains Mono" fo:font-size="10pt" fo:font-style="normal" style:font-size-asian="10pt" style:font-style-asian="normal"/>
    </style:style>
    <style:style style:name="T26" style:family="text">
      <style:text-properties officeooo:rsid="0037a74b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6">Backend</text:span>:</text:h>
      <text:p text:style-name="P10">Start im Entwicklungsmodus: $ npx nodemon ./src/app.js</text:p>
      <text:p text:style-name="P2"><text:span text:style-name="T7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7">root@217.160.162.52</text:span></text:a><text:span text:style-name="T7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44">Klicke oben rechts auf dein Profilbild und wähle "Settings" aus.</text:p>
        </text:list-item>
      </text:list>
      <text:list xml:id="list121731131" text:style-name="L2">
        <text:list-item>
          <text:p text:style-name="P45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46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47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48"><text:span text:style-name="T4">const </text:span><text:bookmark-start text:name="__DdeLink__42_4121600268"/><text:span text:style-name="T4">isDesktop</text:span><text:bookmark-end text:name="__DdeLink__42_4121600268"/><text:span text:style-name="T4"> = smAndUp;</text:span><text:span text:style-name="T5">&lt;v-footer </text:span><text:span text:style-name="T4">v-if="isDesktop"</text:span></text:p>
      <text:p text:style-name="P48"><text:span text:style-name="T4"/></text:p>
      <text:p text:style-name="P56"><text:span text:style-name="T8">Vuex-Store</text:span></text:p>
      <text:p text:style-name="P49"><text:span text:style-name="T8">Daten im vuex-Store sind nur für die aktuelle Sitzung gespeichert, beim Neuladen der Seite, wird der Store gelöscht.</text:span></text:p>
      <text:p text:style-name="P49"><text:span text:style-name="T8">Mit vuex-persistedstate wird der vuex-Store bei Bedarf im localStore zwischengespeichert. Keine sensible Daten speichern!!!</text:span></text:p>
      <text:p text:style-name="P52"><text:span text:style-name="T8">Hiermit werden die States bis zur Beendigung der Sitzung, durch schließen des Browsers oder des Tabs, in SessionStorage gespeichert.</text:span></text:p>
      <text:p text:style-name="P23"><text:span text:style-name="T15">plugins</text:span><text:span text:style-name="T11">: [</text:span><text:line-break/><text:span text:style-name="T11"> <text:s text:c="3"/></text:span><text:span text:style-name="T17">createPersistedState</text:span><text:span text:style-name="T11">({</text:span><text:line-break/><text:span text:style-name="T11"> <text:s text:c="7"/></text:span><text:span text:style-name="T15">paths</text:span><text:span text:style-name="T11">: [</text:span><text:span text:style-name="T2">'cartItems'</text:span><text:span text:style-name="T11">,</text:span><text:span text:style-name="T2">'userData'</text:span><text:span text:style-name="T11">], </text:span><text:span text:style-name="T19">// persistieren der gewünschten Objekten</text:span><text:line-break/><text:span text:style-name="T19"> <text:s text:c="7"/></text:span><text:span text:style-name="T15">storage</text:span><text:span text:style-name="T11">: </text:span><text:span text:style-name="T21">window</text:span><text:span text:style-name="T11">.</text:span><text:span text:style-name="T15">sessionStorage</text:span><text:span text:style-name="T11">, </text:span><text:span text:style-name="T19">// Verwendung von sessionStorage statt localStorage</text:span><text:line-break/><text:span text:style-name="T19"> <text:s text:c="3"/></text:span><text:span text:style-name="T11">}),</text:span></text:p>
      <text:p text:style-name="P22"><text:span text:style-name="T8"/></text:p>
      <text:p text:style-name="P53"><text:span text:style-name="T8">Aufgrund der Umstellung persistent, kann es zu diesem Fehler kommen:</text:span></text:p>
      <text:p text:style-name="P53"><text:span text:style-name="T8">Uncaught TypeError: cyclic object value</text:span></text:p>
      <text:p text:style-name="P53"><text:soft-page-break/><text:span text:style-name="T8">In diesem Fall muss mit .value gearbeitet werden, wenn es ein ref Object ist!</text:span></text:p>
      <text:p text:style-name="P53"><text:span text:style-name="T8">Beispiel:</text:span></text:p>
      <text:p text:style-name="P25"><text:span text:style-name="T13">existingItem</text:span><text:span text:style-name="T11">.</text:span><text:span text:style-name="T13">externeID</text:span><text:span text:style-name="T11">.</text:span><text:span text:style-name="T17">push</text:span><text:span text:style-name="T11">(value.</text:span><text:span text:style-name="T13">externeID</text:span><text:span text:style-name="T11">.</text:span><text:span text:style-name="T15">value</text:span><text:span text:style-name="T11">);</text:span><text:line-break/></text:p>
      <text:p text:style-name="P24"><text:span text:style-name="T8"/></text:p>
      <text:p text:style-name="P24"><text:span text:style-name="T8"/></text:p>
      <text:p text:style-name="P38">Variable Anzahl an Textfeldern genieren, wie z.B. beim erfassen der externenID</text:p>
      <text:p text:style-name="P26"><text:span text:style-name="T8"/></text:p>
      <text:p text:style-name="P26"><text:span text:style-name="T8">Dazu muss das Array initalisert werden:</text:span></text:p>
      <text:p text:style-name="P27"><text:span text:style-name="T9">const </text:span><text:span text:style-name="T13">idArtikel </text:span><text:span text:style-name="T11">= computed(()=&gt; </text:span><text:span text:style-name="T21">store</text:span><text:span text:style-name="T11">.</text:span><text:span text:style-name="T15">getters</text:span><text:span text:style-name="T11">.</text:span><text:span text:style-name="T15">getShowDialogExterneInventarNummer</text:span><text:span text:style-name="T11">.</text:span><text:span text:style-name="T15">idArtikel</text:span><text:span text:style-name="T11">)</text:span><text:line-break/><text:span text:style-name="T9">const </text:span><text:span text:style-name="T13">textInventarNummern </text:span><text:span text:style-name="T11">= ref([]);</text:span></text:p>
      <text:p text:style-name="P27"><text:span text:style-name="T9"/></text:p>
      <text:p text:style-name="P27"><text:span text:style-name="T11">watch(</text:span><text:line-break/><text:span text:style-name="T11"> <text:s text:c="3"/>() =&gt; </text:span><text:span text:style-name="T13">showDialog</text:span><text:span text:style-name="T11">.</text:span><text:span text:style-name="T15">value</text:span><text:span text:style-name="T11">,</text:span><text:line-break/><text:span text:style-name="T11"> <text:s text:c="3"/>(newVal) =&gt; {</text:span><text:line-break/><text:span text:style-name="T11"> <text:s text:c="5"/></text:span><text:span text:style-name="T9">if </text:span><text:span text:style-name="T11">(newVal) {</text:span><text:line-break/><text:span text:style-name="T11"> <text:s text:c="7"/></text:span><text:span text:style-name="T19">// Dialog wird geöffnet</text:span><text:line-break/><text:span text:style-name="T19"> <text:s text:c="7"/></text:span><text:span text:style-name="T13">textInventarNummern</text:span><text:span text:style-name="T11">.</text:span><text:span text:style-name="T15">value </text:span><text:span text:style-name="T11">= [...</text:span><text:span text:style-name="T21">store</text:span><text:span text:style-name="T11">.</text:span><text:span text:style-name="T15">getters</text:span><text:span text:style-name="T11">.</text:span><text:span text:style-name="T15">getExterneNummernForArtikel</text:span><text:span text:style-name="T11">(</text:span><text:span text:style-name="T13">idArtikel</text:span><text:span text:style-name="T11">.</text:span><text:span text:style-name="T15">value</text:span><text:span text:style-name="T11">)];</text:span><text:line-break/><text:line-break/><text:span text:style-name="T11"> <text:s text:c="7"/></text:span><text:span text:style-name="T19">// Anpassung der Länge von textInventarNummern</text:span><text:line-break/><text:span text:style-name="T19"> <text:s text:c="7"/></text:span><text:span text:style-name="T9">if </text:span><text:span text:style-name="T11">(</text:span><text:span text:style-name="T13">textInventarNummern</text:span><text:span text:style-name="T11">.</text:span><text:span text:style-name="T15">value</text:span><text:span text:style-name="T11">.</text:span><text:span text:style-name="T15">length </text:span><text:span text:style-name="T11">&lt; </text:span><text:span text:style-name="T13">dialogFormFields</text:span><text:span text:style-name="T11">.</text:span><text:span text:style-name="T15">value</text:span><text:span text:style-name="T11">) {</text:span><text:line-break/><text:span text:style-name="T11"> <text:s text:c="9"/></text:span><text:span text:style-name="T9">const </text:span><text:span text:style-name="T13">differenz </text:span><text:span text:style-name="T11">= </text:span><text:span text:style-name="T13">dialogFormFields</text:span><text:span text:style-name="T11">.</text:span><text:span text:style-name="T15">value </text:span><text:span text:style-name="T11">- </text:span><text:span text:style-name="T13">textInventarNummern</text:span><text:span text:style-name="T11">.</text:span><text:span text:style-name="T15">value</text:span><text:span text:style-name="T11">.</text:span><text:span text:style-name="T15">length</text:span><text:span text:style-name="T11">;</text:span><text:line-break/><text:span text:style-name="T11"> <text:s text:c="9"/></text:span><text:span text:style-name="T13">textInventarNummern</text:span><text:span text:style-name="T11">.</text:span><text:span text:style-name="T15">value</text:span><text:span text:style-name="T11">.</text:span><text:span text:style-name="T17">push</text:span><text:span text:style-name="T11">(...</text:span><text:span text:style-name="T21">Array</text:span><text:span text:style-name="T11">(</text:span><text:span text:style-name="T13">differenz</text:span><text:span text:style-name="T11">).</text:span><text:span text:style-name="T17">fill</text:span><text:span text:style-name="T11">(</text:span><text:span text:style-name="T2">''</text:span><text:span text:style-name="T11">));</text:span><text:line-break/><text:span text:style-name="T11"> <text:s text:c="7"/>} </text:span><text:span text:style-name="T9">else if </text:span><text:span text:style-name="T11">(</text:span><text:span text:style-name="T13">textInventarNummern</text:span><text:span text:style-name="T11">.</text:span><text:span text:style-name="T15">value</text:span><text:span text:style-name="T11">.</text:span><text:span text:style-name="T15">length </text:span><text:span text:style-name="T11">&gt; </text:span><text:span text:style-name="T13">dialogFormFields</text:span><text:span text:style-name="T11">.</text:span><text:span text:style-name="T15">value</text:span><text:span text:style-name="T11">) {</text:span><text:line-break/><text:span text:style-name="T11"> <text:s text:c="9"/></text:span><text:span text:style-name="T13">textInventarNummern</text:span><text:span text:style-name="T11">.</text:span><text:span text:style-name="T15">value </text:span><text:span text:style-name="T11">= </text:span><text:span text:style-name="T13">textInventarNummern</text:span><text:span text:style-name="T11">.</text:span><text:span text:style-name="T15">value</text:span><text:span text:style-name="T11">.</text:span><text:span text:style-name="T17">slice</text:span><text:span text:style-name="T11">(</text:span><text:span text:style-name="T23">0</text:span><text:span text:style-name="T11">, </text:span><text:span text:style-name="T13">dialogFormFields</text:span><text:span text:style-name="T11">.</text:span><text:span text:style-name="T15">value</text:span><text:span text:style-name="T11">);</text:span><text:line-break/><text:span text:style-name="T11"> <text:s text:c="7"/>}</text:span><text:line-break/><text:span text:style-name="T11"> <text:s text:c="5"/>}</text:span><text:line-break/><text:span text:style-name="T11"> <text:s text:c="3"/>},</text:span><text:line-break/><text:span text:style-name="T11"> <text:s text:c="3"/>{ </text:span><text:span text:style-name="T15">immediate</text:span><text:span text:style-name="T11">: </text:span><text:span text:style-name="T9">true </text:span><text:span text:style-name="T11">}</text:span><text:line-break/><text:span text:style-name="T11">);</text:span></text:p>
      <text:p text:style-name="P26"><text:span text:style-name="T8"/></text:p>
      <text:p text:style-name="P26"><text:span text:style-name="T8"/></text:p>
      <text:h text:style-name="P15" text:outline-level="3"><text:span text:style-name="Strong_20_Emphasis"><text:span text:style-name="T8">Kontext des Codes</text:span></text:span></text:h>
      <text:p text:style-name="Text_20_body">Der Code, den Sie nicht verstehen, ist dafür verantwortlich, die Länge des Arrays <text:span text:style-name="Source_20_Text">textInventarNummern</text:span> an die Anzahl der Dialog-Formularfelder (<text:span text:style-name="Source_20_Text">dialogFormFields.value</text:span>) anzupassen. Dies ist wichtig, damit jedes Eingabefeld im Dialog korrekt mit einem Element im Array <text:span text:style-name="Source_20_Text">textInventarNummern</text:span> verknüpft ist.</text:p>
      <text:p text:style-name="Horizontal_20_Line"/>
      <text:h text:style-name="Heading_20_3" text:outline-level="3"><text:span text:style-name="Strong_20_Emphasis">Codeanalyse Schritt für Schritt</text:span></text:h>
      <text:p text:style-name="Text_20_body">Der Code lautet:</text:p>
      <text:p text:style-name="Preformatted_20_Text">javascript</text:p>
      <text:p text:style-name="Preformatted_20_Text">Copy code</text:p>
      <text:p text:style-name="P16"><text:span text:style-name="Source_20_Text">// Anpassung der Länge von textInventarNummern</text:span></text:p>
      <text:p text:style-name="P16"><text:span text:style-name="Source_20_Text">if (textInventarNummern.value.length &lt; dialogFormFields.value) {</text:span></text:p>
      <text:p text:style-name="P16"><text:span text:style-name="Source_20_Text"><text:s text:c="2"/>const differenz = dialogFormFields.value - textInventarNummern.value.length;</text:span></text:p>
      <text:p text:style-name="P16"><text:span text:style-name="Source_20_Text"><text:s text:c="2"/>textInventarNummern.value.push(...Array(differenz).fill(''));</text:span></text:p>
      <text:p text:style-name="P16"><text:span text:style-name="Source_20_Text">} else if (textInventarNummern.value.length &gt; dialogFormFields.value) {</text:span></text:p>
      <text:p text:style-name="P16"><text:soft-page-break/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h text:style-name="Heading_20_4" text:outline-level="4"><text:span text:style-name="Strong_20_Emphasis">1. Überprüfung, ob </text:span><text:span text:style-name="Strong_20_Emphasis"><text:span text:style-name="Source_20_Text">textInventarNummern</text:span></text:span><text:span text:style-name="Strong_20_Emphasis"> kürz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if (textInventarNummern.value.length &lt; dialogFormFields.value) {</text:span></text:p>
      <text:p text:style-name="P16"><text:span text:style-name="Source_20_Text"><text:s text:c="2"/>// ...</text:span></text:p>
      <text:p text:style-name="P17"><text:span text:style-name="Source_20_Text">}</text:span></text:p>
      <text:list xml:id="list4126925939" text:style-name="L5">
        <text:list-item>
          <text:p text:style-name="P61"><text:span text:style-name="Strong_20_Emphasis">Zweck:</text:span> Prüfen, ob das Array <text:span text:style-name="Source_20_Text">textInventarNummern</text:span> weniger Elemente enthält, als die Anzahl der Dialogfelder (<text:span text:style-name="Source_20_Text">dialogFormFields.value</text:span>).</text:p>
        </text:list-item>
      </text:list>
      <text:h text:style-name="Heading_20_4" text:outline-level="4"><text:span text:style-name="Strong_20_Emphasis">1.1 Wenn ja, fehlende Elemente hinzufügen</text:span></text:h>
      <text:p text:style-name="Preformatted_20_Text">javascript</text:p>
      <text:p text:style-name="Preformatted_20_Text">Copy code</text:p>
      <text:p text:style-name="P16"><text:span text:style-name="Source_20_Text">const differenz = dialogFormFields.value - textInventarNummern.value.length;</text:span></text:p>
      <text:p text:style-name="P17"><text:span text:style-name="Source_20_Text">textInventarNummern.value.push(...Array(differenz).fill(''));</text:span></text:p>
      <text:list xml:id="list1871753951" text:style-name="L6">
        <text:list-item>
          <text:p text:style-name="P62"><text:span text:style-name="Strong_20_Emphasis">Berechnung der Differenz:</text:span></text:p>
          <text:list>
            <text:list-item>
              <text:p text:style-name="P62"><text:span text:style-name="Source_20_Text">differenz</text:span> ist die Anzahl der fehlenden Elemente, die hinzugefügt werden müssen, um die Länge von <text:span text:style-name="Source_20_Text">textInventarNummern</text:span> an <text:span text:style-name="Source_20_Text">dialogFormFields.value</text:span> anzupassen.</text:p>
            </text:list-item>
            <text:list-item>
              <text:p text:style-name="P62"><text:span text:style-name="Strong_20_Emphasis">Beispiel:</text:span></text:p>
              <text:list>
                <text:list-item>
                  <text:p text:style-name="P62">Angenommen, <text:span text:style-name="Source_20_Text">dialogFormFields.value</text:span> ist 5 und <text:span text:style-name="Source_20_Text">textInventarNummern.value.length</text:span> ist 3.</text:p>
                </text:list-item>
                <text:list-item>
                  <text:p text:style-name="P62">Dann ist <text:span text:style-name="Source_20_Text">differenz = 5 - 3 = 2</text:span>.</text:p>
                </text:list-item>
              </text:list>
            </text:list-item>
          </text:list>
        </text:list-item>
        <text:list-item>
          <text:p text:style-name="P62"><text:span text:style-name="Strong_20_Emphasis">Hinzufügen der fehlenden Elemente:</text:span></text:p>
          <text:list>
            <text:list-item>
              <text:p text:style-name="P62"><text:span text:style-name="Source_20_Text">Array(differenz).fill('')</text:span> erzeugt ein Array mit <text:span text:style-name="Source_20_Text">differenz</text:span> Anzahl von leeren Strings.</text:p>
              <text:list>
                <text:list-item>
                  <text:p text:style-name="P63">Im Beispiel: <text:span text:style-name="Source_20_Text">Array(2).fill('')</text:span> ergibt <text:span text:style-name="Source_20_Text">['', '']</text:span>.</text:p>
                </text:list-item>
              </text:list>
            </text:list-item>
            <text:list-item>
              <text:p text:style-name="P62"><text:span text:style-name="Source_20_Text">textInventarNummern.value.push(...Array(differenz).fill(''))</text:span> fügt diese leeren Strings am Ende von <text:span text:style-name="Source_20_Text">textInventarNummern</text:span> hinzu.</text:p>
              <text:list>
                <text:list-item>
                  <text:p text:style-name="P63">Das <text:span text:style-name="Source_20_Text">...</text:span> ist der Spread-Operator, der die Elemente des Arrays einzeln einfügt.</text:p>
                </text:list-item>
              </text:list>
            </text:list-item>
            <text:list-item>
              <text:p text:style-name="P62"><text:span text:style-name="Strong_20_Emphasis">Ergebnis:</text:span></text:p>
              <text:list>
                <text:list-item>
                  <text:p text:style-name="P63">Nach dem Hinzufügen hat <text:span text:style-name="Source_20_Text">textInventarNummern.value</text:span> die gleiche Länge wie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62"><text:span text:style-name="Strong_20_Emphasis">Warum wird das gemacht?</text:span></text:p>
          <text:list>
            <text:list-item>
              <text:p text:style-name="P62">Damit jedes Eingabefeld ein entsprechendes Element im Array hat und es keine undefined-Werte gibt.</text:p>
            </text:list-item>
          </text:list>
        </text:list-item>
      </text:list>
      <text:h text:style-name="Heading_20_4" text:outline-level="4"><text:soft-page-break/><text:span text:style-name="Strong_20_Emphasis">2. Überprüfung, ob </text:span><text:span text:style-name="Strong_20_Emphasis"><text:span text:style-name="Source_20_Text">textInventarNummern</text:span></text:span><text:span text:style-name="Strong_20_Emphasis"> läng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else if (textInventarNummern.value.length &gt; dialogFormFields.value) {</text:span></text:p>
      <text:p text:style-name="P16"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list xml:id="list1537837821" text:style-name="L7">
        <text:list-item>
          <text:p text:style-name="P64"><text:span text:style-name="Strong_20_Emphasis">Zweck:</text:span> Prüfen, ob das Array <text:span text:style-name="Source_20_Text">textInventarNummern</text:span> mehr Elemente enthält, als die Anzahl der Dialogfelder.</text:p>
        </text:list-item>
        <text:list-item>
          <text:p text:style-name="P64"><text:span text:style-name="Strong_20_Emphasis">Wenn ja, überschüssige Elemente entfernen:</text:span></text:p>
          <text:list>
            <text:list-item>
              <text:p text:style-name="P64"><text:span text:style-name="Source_20_Text">textInventarNummern.value.slice(0, dialogFormFields.value)</text:span> erzeugt ein neues Array, das nur die ersten <text:span text:style-name="Source_20_Text">dialogFormFields.value</text:span> Elemente von <text:span text:style-name="Source_20_Text">textInventarNummern.value</text:span> enthält.</text:p>
            </text:list-item>
            <text:list-item>
              <text:p text:style-name="P64"><text:span text:style-name="Strong_20_Emphasis">Beispiel:</text:span></text:p>
              <text:list>
                <text:list-item>
                  <text:p text:style-name="P64">Angenommen, <text:span text:style-name="Source_20_Text">dialogFormFields.value</text:span> ist 3 und <text:span text:style-name="Source_20_Text">textInventarNummern.value.length</text:span> ist 5.</text:p>
                </text:list-item>
                <text:list-item>
                  <text:p text:style-name="P64"><text:span text:style-name="Source_20_Text">textInventarNummern.value.slice(0, 3)</text:span> ergibt ein Array mit den ersten 3 Elementen.</text:p>
                </text:list-item>
              </text:list>
            </text:list-item>
            <text:list-item>
              <text:p text:style-name="P64"><text:span text:style-name="Strong_20_Emphasis">Ergebnis:</text:span></text:p>
              <text:list>
                <text:list-item>
                  <text:p text:style-name="P65">Das Array <text:span text:style-name="Source_20_Text">textInventarNummern.value</text:span> hat nun die Länge von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64"><text:span text:style-name="Strong_20_Emphasis">Warum wird das gemacht?</text:span></text:p>
          <text:list>
            <text:list-item>
              <text:p text:style-name="P64">Um sicherzustellen, dass keine zusätzlichen Werte vorhanden sind, die nicht durch Eingabefelder im Dialog repräsentiert werden.</text:p>
            </text:list-item>
          </text:list>
        </text:list-item>
      </text:list>
      <text:h text:style-name="Heading_20_4" text:outline-level="4"><text:span text:style-name="Strong_20_Emphasis">3. Was passiert, wenn die Längen gleich sind?</text:span></text:h>
      <text:list xml:id="list1719874946" text:style-name="L8">
        <text:list-item>
          <text:p text:style-name="P66">Wenn <text:span text:style-name="Source_20_Text">textInventarNummern.value.length</text:span> bereits gleich <text:span text:style-name="Source_20_Text">dialogFormFields.value</text:span> ist, wird keine der beiden Bedingungen erfüllt, und das Array bleibt unverändert.</text:p>
        </text:list-item>
      </text:list>
      <text:p text:style-name="Horizontal_20_Line"/>
      <text:h text:style-name="Heading_20_3" text:outline-level="3"><text:span text:style-name="Strong_20_Emphasis">Warum ist diese Anpassung notwendig?</text:span></text:h>
      <text:list xml:id="list647389833" text:style-name="L9">
        <text:list-item>
          <text:p text:style-name="P67"><text:span text:style-name="Strong_20_Emphasis">Konsistenz zwischen Daten und Darstellung:</text:span></text:p>
          <text:list>
            <text:list-item>
              <text:p text:style-name="P67">Jedes Eingabefeld im Dialog ist mit einem Element im <text:span text:style-name="Source_20_Text">textInventarNummern</text:span>-Array verknüpft.</text:p>
            </text:list-item>
            <text:list-item>
              <text:p text:style-name="P67">Wenn die Anzahl der Eingabefelder sich ändert (z. B. weil der Benutzer die Menge anpasst), muss das Array entsprechend angepasst werden.</text:p>
            </text:list-item>
          </text:list>
        </text:list-item>
        <text:list-item>
          <text:p text:style-name="P67"><text:span text:style-name="Strong_20_Emphasis">Vermeidung von Fehlern:</text:span></text:p>
          <text:list>
            <text:list-item>
              <text:p text:style-name="P67"><text:soft-page-break/>Wenn das Array kürzer ist als die Anzahl der Felder, würden einige Felder keinen Wert im Array haben, was zu <text:span text:style-name="Source_20_Text">undefined</text:span> führen kann.</text:p>
            </text:list-item>
            <text:list-item>
              <text:p text:style-name="P67">Wenn das Array länger ist, würden zusätzliche Werte gespeichert, die nicht durch Eingaben repräsentiert werden.</text:p>
            </text:list-item>
          </text:list>
        </text:list-item>
      </text:list>
      <text:p text:style-name="Horizontal_20_Line"/>
      <text:h text:style-name="Heading_20_3" text:outline-level="3"><text:span text:style-name="Strong_20_Emphasis">Beispiel zur Veranschaulichung</text:span></text:h>
      <text:h text:style-name="Heading_20_4" text:outline-level="4"><text:span text:style-name="Strong_20_Emphasis">Szenario 1: Array ist zu kurz</text:span></text:h>
      <text:list xml:id="list3486961495" text:style-name="L10">
        <text:list-item>
          <text:p text:style-name="P68"><text:span text:style-name="Strong_20_Emphasis">Anfangszustand:</text:span></text:p>
          <text:list>
            <text:list-item>
              <text:p text:style-name="P68"><text:span text:style-name="Source_20_Text">dialogFormFields.value</text:span> = 4</text:p>
            </text:list-item>
            <text:list-item>
              <text:p text:style-name="P68"><text:span text:style-name="Source_20_Text">textInventarNummern.value</text:span> = ['ID1', 'ID2']</text:p>
            </text:list-item>
          </text:list>
        </text:list-item>
        <text:list-item>
          <text:p text:style-name="P68"><text:span text:style-name="Strong_20_Emphasis">Berechnung:</text:span></text:p>
          <text:list>
            <text:list-item>
              <text:p text:style-name="P68"><text:span text:style-name="Source_20_Text">textInventarNummern.value.length</text:span> = 2</text:p>
            </text:list-item>
            <text:list-item>
              <text:p text:style-name="P68"><text:span text:style-name="Source_20_Text">differenz</text:span> = 4 - 2 = 2</text:p>
            </text:list-item>
          </text:list>
        </text:list-item>
        <text:list-item>
          <text:p text:style-name="P68"><text:span text:style-name="Strong_20_Emphasis">Aktion:</text:span></text:p>
          <text:list>
            <text:list-item>
              <text:p text:style-name="P69">Füge 2 leere Strings hinzu: <text:span text:style-name="Source_20_Text">['', '']</text:span></text:p>
            </text:list-item>
          </text:list>
        </text:list-item>
        <text:list-item>
          <text:p text:style-name="P68"><text:span text:style-name="Strong_20_Emphasis">Ergebnis:</text:span></text:p>
          <text:list>
            <text:list-item>
              <text:p text:style-name="P68"><text:span text:style-name="Source_20_Text">textInventarNummern.value</text:span> = ['ID1', 'ID2', '', '']</text:p>
            </text:list-item>
          </text:list>
        </text:list-item>
      </text:list>
      <text:h text:style-name="Heading_20_4" text:outline-level="4"><text:span text:style-name="Strong_20_Emphasis">Szenario 2: Array ist zu lang</text:span></text:h>
      <text:list xml:id="list2034793806" text:style-name="L11">
        <text:list-item>
          <text:p text:style-name="P70"><text:span text:style-name="Strong_20_Emphasis">Anfangszustand:</text:span></text:p>
          <text:list>
            <text:list-item>
              <text:p text:style-name="P70"><text:span text:style-name="Source_20_Text">dialogFormFields.value</text:span> = 3</text:p>
            </text:list-item>
            <text:list-item>
              <text:p text:style-name="P70"><text:span text:style-name="Source_20_Text">textInventarNummern.value</text:span> = ['ID1', 'ID2', 'ID3', 'ID4']</text:p>
            </text:list-item>
          </text:list>
        </text:list-item>
        <text:list-item>
          <text:p text:style-name="P70"><text:span text:style-name="Strong_20_Emphasis">Berechnung:</text:span></text:p>
          <text:list>
            <text:list-item>
              <text:p text:style-name="P71"><text:span text:style-name="Source_20_Text">textInventarNummern.value.length</text:span> = 4</text:p>
            </text:list-item>
          </text:list>
        </text:list-item>
        <text:list-item>
          <text:p text:style-name="P70"><text:span text:style-name="Strong_20_Emphasis">Aktion:</text:span></text:p>
          <text:list>
            <text:list-item>
              <text:p text:style-name="P71">Schneide das Array auf die ersten 3 Elemente zu.</text:p>
            </text:list-item>
          </text:list>
        </text:list-item>
        <text:list-item>
          <text:p text:style-name="P70"><text:span text:style-name="Strong_20_Emphasis">Ergebnis:</text:span></text:p>
          <text:list>
            <text:list-item>
              <text:p text:style-name="P70"><text:span text:style-name="Source_20_Text">textInventarNummern.value</text:span> = ['ID1', 'ID2', 'ID3']</text:p>
            </text:list-item>
          </text:list>
        </text:list-item>
      </text:list>
      <text:h text:style-name="Heading_20_4" text:outline-level="4"><text:span text:style-name="Strong_20_Emphasis">Szenario 3: Array hat die richtige Länge</text:span></text:h>
      <text:list xml:id="list4098106425" text:style-name="L12">
        <text:list-item>
          <text:p text:style-name="P72"><text:span text:style-name="Strong_20_Emphasis">Anfangszustand:</text:span></text:p>
          <text:list>
            <text:list-item>
              <text:p text:style-name="P72"><text:span text:style-name="Source_20_Text">dialogFormFields.value</text:span> = 3</text:p>
            </text:list-item>
            <text:list-item>
              <text:p text:style-name="P72"><text:span text:style-name="Source_20_Text">textInventarNummern.value</text:span> = ['ID1', 'ID2', 'ID3']</text:p>
            </text:list-item>
          </text:list>
        </text:list-item>
        <text:list-item>
          <text:p text:style-name="P72"><text:span text:style-name="Strong_20_Emphasis">Aktion:</text:span></text:p>
          <text:list>
            <text:list-item>
              <text:p text:style-name="P73"><text:soft-page-break/>Keine Anpassung notwendig.</text:p>
            </text:list-item>
          </text:list>
        </text:list-item>
        <text:list-item>
          <text:p text:style-name="P72"><text:span text:style-name="Strong_20_Emphasis">Ergebnis:</text:span></text:p>
          <text:list>
            <text:list-item>
              <text:p text:style-name="P72"><text:span text:style-name="Source_20_Text">textInventarNummern.value</text:span> bleibt unverändert.</text:p>
            </text:list-item>
          </text:list>
        </text:list-item>
      </text:list>
      <text:p text:style-name="Horizontal_20_Line"/>
      <text:h text:style-name="Heading_20_3" text:outline-level="3"><text:span text:style-name="Strong_20_Emphasis">Zusammenfassung</text:span></text:h>
      <text:list xml:id="list3693815639" text:style-name="L13">
        <text:list-item>
          <text:p text:style-name="P74"><text:span text:style-name="Strong_20_Emphasis">Ziel des Codes:</text:span> Sicherstellen, dass die Länge des Arrays <text:span text:style-name="Source_20_Text">textInventarNummern.value</text:span> immer der Anzahl der Dialogfelder (<text:span text:style-name="Source_20_Text">dialogFormFields.value</text:span>) entspricht.</text:p>
        </text:list-item>
        <text:list-item>
          <text:p text:style-name="P74"><text:span text:style-name="Strong_20_Emphasis">Warum ist das wichtig?</text:span></text:p>
          <text:list>
            <text:list-item>
              <text:p text:style-name="P74">Damit jedes Eingabefeld im Dialog korrekt mit einem Element im Array verknüpft ist.</text:p>
            </text:list-item>
            <text:list-item>
              <text:p text:style-name="P74">Um Fehler und Inkonsistenzen zu vermeiden.</text:p>
            </text:list-item>
          </text:list>
        </text:list-item>
        <text:list-item>
          <text:p text:style-name="P74"><text:span text:style-name="Strong_20_Emphasis">Wie funktioniert der Code?</text:span></text:p>
          <text:list>
            <text:list-item>
              <text:p text:style-name="P74"><text:span text:style-name="Strong_20_Emphasis">Wenn das Array zu kurz ist:</text:span> Fehlende Elemente hinzufügen, indem leere Strings angehängt werden.</text:p>
            </text:list-item>
            <text:list-item>
              <text:p text:style-name="P74"><text:span text:style-name="Strong_20_Emphasis">Wenn das Array zu lang ist:</text:span> Überschüssige Elemente entfernen, indem das Array zugeschnitten wird.</text:p>
            </text:list-item>
          </text:list>
        </text:list-item>
      </text:list>
      <text:p text:style-name="Horizontal_20_Line"/>
      <text:h text:style-name="Heading_20_3" text:outline-level="3"><text:span text:style-name="Strong_20_Emphasis">Weitere Hinweise</text:span></text:h>
      <text:list xml:id="list110233362" text:style-name="L14">
        <text:list-item>
          <text:p text:style-name="P75"><text:span text:style-name="Strong_20_Emphasis">Reaktivität:</text:span> Durch die Anpassung von <text:span text:style-name="Source_20_Text">textInventarNummern.value</text:span> wird sichergestellt, dass die gebundenen Eingabefelder korrekt reagieren und die Werte synchronisiert werden.</text:p>
        </text:list-item>
        <text:list-item>
          <text:p text:style-name="P75"><text:span text:style-name="Strong_20_Emphasis">Dynamische Änderungen:</text:span> Wenn sich <text:span text:style-name="Source_20_Text">dialogFormFields.value</text:span> ändert (z. B. weil der Benutzer die Menge anpasst), passt sich <text:span text:style-name="Source_20_Text">textInventarNummern.value</text:span> automatisch an.</text:p>
        </text:list-item>
        <text:list-item>
          <text:p text:style-name="P75"><text:span text:style-name="Strong_20_Emphasis">Vermeidung von </text:span><text:span text:style-name="Strong_20_Emphasis"><text:span text:style-name="Source_20_Text">undefined</text:span></text:span><text:span text:style-name="Strong_20_Emphasis"> oder </text:span><text:span text:style-name="Strong_20_Emphasis"><text:span text:style-name="Source_20_Text">null</text:span></text:span><text:span text:style-name="Strong_20_Emphasis"> Werten:</text:span> Durch das Füllen mit leeren Strings wird verhindert, dass im Array <text:span text:style-name="Source_20_Text">undefined</text:span>-Werte entstehen, die zu Fehlern führen könnten.</text:p>
        </text:list-item>
      </text:list>
      <text:p text:style-name="P28"><text:span text:style-name="T8"/></text:p>
      <text:p text:style-name="P24"><text:span text:style-name="T8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Flexbox</text:p>
      <text:p text:style-name="P32">Damit ein Element den kompletten Platz innerhalb einer Flexbox einnehmen kann, d-flex im Hauptelement verwenden, die darin vorhanden Elementen mit flex-grow-1 definieren</text:p>
      <text:p text:style-name="P29"><text:span text:style-name="T8">d-flex</text:span></text:p>
      <text:p text:style-name="P29"><text:span text:style-name="T8">flex-grow-1</text:span></text:p>
      <text:p text:style-name="P29"><text:span text:style-name="T8"/></text:p>
      <text:p text:style-name="P30"><text:span text:style-name="T24">&lt;v-card </text:span><text:span text:style-name="T25">class</text:span><text:span text:style-name="T2">="d-flex mb-4 bg-transparent rounded-0"</text:span><text:span text:style-name="T24">&gt;</text:span><text:line-break/><text:span text:style-name="T24"> <text:s/>&lt;v-chip</text:span><text:line-break/><text:span text:style-name="T24"> <text:s text:c="5"/></text:span><text:span text:style-name="T25">class</text:span><text:span text:style-name="T2">="flex-grow-1 vChipStep rounded-0 mr-1"</text:span><text:line-break/><text:span text:style-name="T2"> <text:s text:c="5"/></text:span><text:span text:style-name="T25">color</text:span><text:span text:style-name="T2">="primary"</text:span><text:line-break/><text:span text:style-name="T2"> <text:s/></text:span><text:span text:style-name="T24">&gt;</text:span><text:line-break/><text:span text:style-name="T24"> <text:s text:c="3"/>&lt;v-icon </text:span><text:span text:style-name="T25">icon</text:span><text:span text:style-name="T2">="mdi-numeric-1-circle" </text:span><text:span text:style-name="T25">start</text:span><text:span text:style-name="T24">&gt;&lt;/v-icon&gt;</text:span><text:line-break/><text:span text:style-name="T24"> <text:s text:c="3"/></text:span><text:span text:style-name="T11">Mitglied auswählen</text:span><text:line-break/><text:span text:style-name="T11"> <text:s/></text:span><text:span text:style-name="T24">&lt;/v-chip&gt;</text:span><text:line-break/><text:span text:style-name="T24"> <text:s/>&lt;v-chip</text:span><text:line-break/><text:span text:style-name="T24"> <text:s text:c="5"/></text:span><text:span text:style-name="T25">class</text:span><text:span text:style-name="T2">="flex-grow-1 vChipStep rounded-0 mr-1"</text:span><text:line-break/><text:span text:style-name="T2"> <text:s text:c="5"/></text:span><text:span text:style-name="T25">color</text:span><text:span text:style-name="T2">="primary"</text:span><text:line-break/><text:span text:style-name="T2"> <text:s/></text:span><text:span text:style-name="T24">&gt;</text:span><text:line-break/><text:span text:style-name="T24"> <text:s text:c="3"/>&lt;v-icon </text:span><text:span text:style-name="T25">icon</text:span><text:span text:style-name="T2">="mdi-numeric-2-circle" </text:span><text:span text:style-name="T25">start</text:span><text:span text:style-name="T24">&gt;&lt;/v-icon&gt;</text:span><text:line-break/><text:span text:style-name="T24"> <text:s text:c="3"/></text:span><text:span text:style-name="T11">Artikel auswählen</text:span><text:line-break/><text:span text:style-name="T11"> <text:s/></text:span><text:span text:style-name="T24">&lt;/v-chip&gt;</text:span><text:line-break/><text:span text:style-name="T24"> <text:s/>&lt;v-chip</text:span><text:line-break/><text:span text:style-name="T24"> <text:s text:c="5"/></text:span><text:span text:style-name="T25">class</text:span><text:span text:style-name="T2">="flex-grow-1 vChipStep rounded-0"</text:span><text:line-break/><text:span text:style-name="T2"> <text:s text:c="5"/></text:span><text:span text:style-name="T25">color</text:span><text:span text:style-name="T2">="primary"</text:span><text:line-break/><text:span text:style-name="T2"> <text:s/></text:span><text:span text:style-name="T24">&gt;</text:span><text:line-break/><text:span text:style-name="T24"> <text:s text:c="3"/>&lt;v-icon </text:span><text:span text:style-name="T25">icon</text:span><text:span text:style-name="T2">="mdi-numeric-3-circle" </text:span><text:span text:style-name="T25">start</text:span><text:span text:style-name="T24">&gt;&lt;/v-icon&gt;</text:span><text:line-break/><text:span text:style-name="T24"> <text:s text:c="3"/></text:span><text:span text:style-name="T11">Vorgang buchen</text:span><text:line-break/><text:span text:style-name="T11"> <text:s/></text:span><text:span text:style-name="T24">&lt;/v-chip&gt;</text:span><text:line-break/><text:span text:style-name="T24">&lt;/v-card&gt;</text:span></text:p>
      <text:p text:style-name="P29"/>
      <text:p text:style-name="P40">Steuerung der Farben für die Fortschrifttsanzeige (Stepper) im Leihvorgang:</text:p>
      <text:p text:style-name="P31"/>
      <text:p text:style-name="P18"><text:span text:style-name="Source_20_Text">import { ref, watch, onMounted } from 'vue';</text:span></text:p>
      <text:p text:style-name="Text_20_body"><text:span text:style-name="Strong_20_Emphasis">Variablen:</text:span></text:p>
      <text:p text:style-name="Preformatted_20_Text">javascript</text:p>
      <text:p text:style-name="Preformatted_20_Text">Copy code</text:p>
      <text:p text:style-name="P16"><text:span text:style-name="Source_20_Text">const currentPage = ref(0);</text:span></text:p>
      <text:p text:style-name="P16"><text:span text:style-name="Source_20_Text">const btnText = ref('Artikel wählen &gt;&gt;');</text:span></text:p>
      <text:p text:style-name="P17"><text:span text:style-name="Source_20_Text">const vChipColors = ref(['primary', 'default', 'default']);</text:span></text:p>
      <text:p text:style-name="Text_20_body"><text:span text:style-name="Strong_20_Emphasis">Funktionen:</text:span></text:p>
      <text:p text:style-name="Preformatted_20_Text">javascript</text:p>
      <text:p text:style-name="Preformatted_20_Text">Copy code</text:p>
      <text:p text:style-name="P16"><text:span text:style-name="Source_20_Text">function updateUI() {</text:span></text:p>
      <text:p text:style-name="P16"><text:span text:style-name="Source_20_Text"><text:s text:c="2"/>// Update Chip Colors</text:span></text:p>
      <text:p text:style-name="P16"><text:span text:style-name="Source_20_Text"><text:s text:c="2"/>vChipColors.value = ['default', 'default', 'default'];</text:span></text:p>
      <text:p text:style-name="P16"><text:span text:style-name="Source_20_Text"><text:s text:c="2"/>vChipColors.value[currentPage.value] = 'primary';</text:span></text:p>
      <text:p text:style-name="P16"/>
      <text:p text:style-name="P16"><text:span text:style-name="Source_20_Text"><text:s text:c="2"/>// Update Button Text</text:span></text:p>
      <text:p text:style-name="P16"><text:span text:style-name="Source_20_Text"><text:s text:c="2"/>if (currentPage.value === 0) {</text:span></text:p>
      <text:p text:style-name="P16"><text:span text:style-name="Source_20_Text"><text:s text:c="4"/>btnText.value = 'Artikel wählen &gt;&gt;';</text:span></text:p>
      <text:p text:style-name="P16"><text:span text:style-name="Source_20_Text"><text:s text:c="2"/>} else if (currentPage.value === 1) {</text:span></text:p>
      <text:p text:style-name="P16"><text:span text:style-name="Source_20_Text"><text:s text:c="4"/>btnText.value = 'zur Übersicht &gt;&gt;';</text:span></text:p>
      <text:p text:style-name="P16"><text:span text:style-name="Source_20_Text"><text:s text:c="2"/>} else if (currentPage.value === 2) {</text:span></text:p>
      <text:p text:style-name="P16"><text:span text:style-name="Source_20_Text"><text:s text:c="4"/>btnText.value = 'Vorgang buchen &gt;&gt;';</text:span></text:p>
      <text:p text:style-name="P16"><text:span text:style-name="Source_20_Text"><text:s text:c="2"/>}</text:span></text:p>
      <text:p text:style-name="P16"><text:span text:style-name="Source_20_Text"><text:s text:c="2"/>console.log('currentPage', currentPage.value);</text:span></text:p>
      <text:p text:style-name="P16"><text:soft-page-break/><text:span text:style-name="Source_20_Text">}</text:span></text:p>
      <text:p text:style-name="P16"/>
      <text:p text:style-name="P16"><text:span text:style-name="Source_20_Text">async function nextPage() {</text:span></text:p>
      <text:p text:style-name="P16"><text:span text:style-name="Source_20_Text"><text:s text:c="2"/>if (currentPage.value === 2) {</text:span></text:p>
      <text:p text:style-name="P16"><text:span text:style-name="Source_20_Text"><text:s text:c="4"/>await leihvorgangBuchen();</text:span></text:p>
      <text:p text:style-name="P16"><text:span text:style-name="Source_20_Text"><text:s text:c="2"/>} else {</text:span></text:p>
      <text:p text:style-name="P16"><text:span text:style-name="Source_20_Text"><text:s text:c="4"/>currentPage.value += 1;</text:span></text:p>
      <text:p text:style-name="P16"><text:span text:style-name="Source_20_Text"><text:s text:c="4"/>updateUI();</text:span></text:p>
      <text:p text:style-name="P16"><text:span text:style-name="Source_20_Text"><text:s text:c="2"/>}</text:span></text:p>
      <text:p text:style-name="P16"><text:span text:style-name="Source_20_Text">}</text:span></text:p>
      <text:p text:style-name="P16"/>
      <text:p text:style-name="P16"><text:span text:style-name="Source_20_Text">function previousPage() {</text:span></text:p>
      <text:p text:style-name="P16"><text:span text:style-name="Source_20_Text"><text:s text:c="2"/>if (currentPage.value &gt; 0) {</text:span></text:p>
      <text:p text:style-name="P16"><text:span text:style-name="Source_20_Text"><text:s text:c="4"/>currentPage.value--;</text:span></text:p>
      <text:p text:style-name="P16"><text:span text:style-name="Source_20_Text"><text:s text:c="4"/>updateUI();</text:span></text:p>
      <text:p text:style-name="P16"><text:span text:style-name="Source_20_Text"><text:s text:c="2"/>}</text:span></text:p>
      <text:p text:style-name="P17"><text:span text:style-name="Source_20_Text">}</text:span></text:p>
      <text:p text:style-name="Text_20_body"><text:span text:style-name="Strong_20_Emphasis">Initialisierung:</text:span></text:p>
      <text:p text:style-name="Preformatted_20_Text">javascript</text:p>
      <text:p text:style-name="Preformatted_20_Text">Copy code</text:p>
      <text:p text:style-name="P16"><text:span text:style-name="Source_20_Text">onMounted(() =&gt; {</text:span></text:p>
      <text:p text:style-name="P16"><text:span text:style-name="Source_20_Text"><text:s text:c="2"/>updateUI();</text:span></text:p>
      <text:p text:style-name="P17"><text:span text:style-name="Source_20_Text">});</text:span></text:p>
      <text:p text:style-name="Text_20_body"><text:span text:style-name="Strong_20_Emphasis">Template:</text:span></text:p>
      <text:p text:style-name="Preformatted_20_Text">html</text:p>
      <text:p text:style-name="Preformatted_20_Text">Copy code</text:p>
      <text:p text:style-name="P16"><text:span text:style-name="Source_20_Text">&lt;v-chip :color="vChipColors[0]" ...&gt; &lt;!-- Schritt 1 --&gt;</text:span></text:p>
      <text:p text:style-name="P16"><text:span text:style-name="Source_20_Text"><text:s text:c="2"/>&lt;v-icon icon="mdi-numeric-1-circle" start&gt;&lt;/v-icon&gt;</text:span></text:p>
      <text:p text:style-name="P16"><text:span text:style-name="Source_20_Text"><text:s text:c="2"/>Mitglied auswählen</text:span></text:p>
      <text:p text:style-name="P16"><text:span text:style-name="Source_20_Text">&lt;/v-chip&gt;</text:span></text:p>
      <text:p text:style-name="P16"><text:span text:style-name="Source_20_Text">&lt;v-chip :color="vChipColors[1]" ...&gt; &lt;!-- Schritt 2 --&gt;</text:span></text:p>
      <text:p text:style-name="P16"><text:span text:style-name="Source_20_Text"><text:s text:c="2"/>&lt;v-icon icon="mdi-numeric-2-circle" start&gt;&lt;/v-icon&gt;</text:span></text:p>
      <text:p text:style-name="P16"><text:span text:style-name="Source_20_Text"><text:s text:c="2"/>Artikel auswählen</text:span></text:p>
      <text:p text:style-name="P16"><text:span text:style-name="Source_20_Text">&lt;/v-chip&gt;</text:span></text:p>
      <text:p text:style-name="P16"><text:span text:style-name="Source_20_Text">&lt;v-chip :color="vChipColors[2]" ...&gt; &lt;!-- Schritt 3 --&gt;</text:span></text:p>
      <text:p text:style-name="P16"><text:span text:style-name="Source_20_Text"><text:s text:c="2"/>&lt;v-icon icon="mdi-numeric-3-circle" start&gt;&lt;/v-icon&gt;</text:span></text:p>
      <text:p text:style-name="P16"><text:span text:style-name="Source_20_Text"><text:s text:c="2"/>Vorgang buchen</text:span></text:p>
      <text:p text:style-name="P17"><text:span text:style-name="Source_20_Text">&lt;/v-chip&gt;</text:span></text:p>
      <text:p text:style-name="Horizontal_20_Line"/>
      <text:h text:style-name="Heading_20_3" text:outline-level="3"><text:span text:style-name="Strong_20_Emphasis">Schlussfolgerung</text:span></text:h>
      <text:p text:style-name="Text_20_body">Durch die Verwendung einer Funktion <text:span text:style-name="Source_20_Text">updateUI()</text:span> können Sie die Aktualisierung der Chip-Farben und des Button-Texts an einer zentralen Stelle verwalten. Dies macht Ihren Code sauberer und leichter wartbar.</text:p>
      <text:p text:style-name="P31"/>
      <text:p text:style-name="P41">Vuex-Store getters</text:p>
      <text:p text:style-name="P42">getExterneNummernCount<text:span text:style-name="T26">()</text:span></text:p>
      <text:p text:style-name="P24"><text:span text:style-name="T8"/></text:p>
      <text:p text:style-name="P57"><text:span text:style-name="T27">Das Problem in Ihrem Code entsteht durch den Zugriff auf </text:span><text:span text:style-name="Source_20_Text"><text:span text:style-name="T27">existingItem.externeID.length</text:span></text:span><text:span text:style-name="T27">, da </text:span><text:span text:style-name="Source_20_Text"><text:span text:style-name="T27">existingItem</text:span></text:span><text:span text:style-name="T27"> ein Array von </text:span><text:span text:style-name="Source_20_Text"><text:span text:style-name="T27">cartItem</text:span></text:span><text:span text:style-name="T27">-Objekten ist. Nach der </text:span><text:span text:style-name="Source_20_Text"><text:span text:style-name="T27">filter</text:span></text:span><text:span text:style-name="T27">-Operation bleibt </text:span><text:span text:style-name="Source_20_Text"><text:span text:style-name="T27">existingItem</text:span></text:span><text:span text:style-name="T27"> ein </text:span><text:span text:style-name="Strong_20_Emphasis"><text:span text:style-name="T27">Array</text:span></text:span><text:span text:style-name="T27">, das eine oder mehrere Instanzen von </text:span><text:span text:style-name="Source_20_Text"><text:span text:style-name="T27">cartItem</text:span></text:span><text:span text:style-name="T27"> enthält. Sie können also nicht direkt auf </text:span><text:soft-page-break/><text:span text:style-name="Source_20_Text"><text:span text:style-name="T27">existingItem.externeID</text:span></text:span><text:span text:style-name="T27"> zugreifen, da </text:span><text:span text:style-name="Source_20_Text"><text:span text:style-name="T27">existingItem</text:span></text:span><text:span text:style-name="T27"> keine direkte Eigenschaft </text:span><text:span text:style-name="Source_20_Text"><text:span text:style-name="T27">externeID</text:span></text:span><text:span text:style-name="T27"> hat, sondern mehrere Objekte enthält, die diese Eigenschaft haben.</text:span></text:p>
      <text:p text:style-name="Text_20_body">Ich erkläre Ihnen, wie Sie das Problem lösen und Ihre gewünschten Schritte erreichen:</text:p>
      <text:list xml:id="list2363654345" text:style-name="L15">
        <text:list-item>
          <text:p text:style-name="P77"><text:span text:style-name="Strong_20_Emphasis">Filtern des Arrays:</text:span> Sie filtern <text:span text:style-name="Source_20_Text">cartItems</text:span>, um alle <text:span text:style-name="Source_20_Text">cartItem</text:span>-Objekte zu erhalten, deren <text:span text:style-name="Source_20_Text">IDInventarArtikel</text:span> mit dem <text:span text:style-name="Source_20_Text">idArtikel</text:span> übereinstimmt.</text:p>
        </text:list-item>
        <text:list-item>
          <text:p text:style-name="P77"><text:span text:style-name="Strong_20_Emphasis">Bereinigen des Arrays </text:span><text:span text:style-name="Strong_20_Emphasis"><text:span text:style-name="Source_20_Text">externeID</text:span></text:span><text:span text:style-name="Strong_20_Emphasis">:</text:span> Für jedes gefundene <text:span text:style-name="Source_20_Text">cartItem</text:span> möchten Sie das Array <text:span text:style-name="Source_20_Text">externeID</text:span> bereinigen, um leere Werte (<text:span text:style-name="Source_20_Text">''</text:span>, <text:span text:style-name="Source_20_Text">null</text:span>, <text:span text:style-name="Source_20_Text">undefined</text:span>) zu entfernen.</text:p>
        </text:list-item>
        <text:list-item>
          <text:p text:style-name="P76"><text:span text:style-name="Strong_20_Emphasis">Rückgabe der Länge des bereinigten Arrays:</text:span> Nach dem Entfernen der leeren Werte möchten Sie die Länge von <text:span text:style-name="Source_20_Text">externeID</text:span> erhalten.</text:p>
        </text:list-item>
      </text:list>
      <text:h text:style-name="Heading_20_3" text:outline-level="3"><text:span text:style-name="Strong_20_Emphasis">Lösungsschritte</text:span></text:h>
      <text:p text:style-name="Text_20_body">Um die gewünschten Schritte zu erreichen, gehen wir wie folgt vor:</text:p>
      <text:list xml:id="list1045625743" text:style-name="L16">
        <text:list-item>
          <text:p text:style-name="P79"><text:span text:style-name="Strong_20_Emphasis">Filterung von </text:span><text:span text:style-name="Strong_20_Emphasis"><text:span text:style-name="Source_20_Text">cartItems</text:span></text:span><text:span text:style-name="Strong_20_Emphasis"> nach </text:span><text:span text:style-name="Strong_20_Emphasis"><text:span text:style-name="Source_20_Text">IDInventarArtikel</text:span></text:span><text:span text:style-name="Strong_20_Emphasis">.</text:span></text:p>
        </text:list-item>
        <text:list-item>
          <text:p text:style-name="P79"><text:span text:style-name="Strong_20_Emphasis">Bereinigung des </text:span><text:span text:style-name="Strong_20_Emphasis"><text:span text:style-name="Source_20_Text">externeID</text:span></text:span><text:span text:style-name="Strong_20_Emphasis">-Arrays.</text:span></text:p>
        </text:list-item>
        <text:list-item>
          <text:p text:style-name="P78"><text:span text:style-name="Strong_20_Emphasis">Berechnung der Länge des bereinigten Arrays.</text:span></text:p>
        </text:list-item>
      </text:list>
      <text:p text:style-name="Text_20_body">Hier ist der überarbeitete Code:</text:p>
      <text:p text:style-name="Preformatted_20_Text">javascript</text:p>
      <text:p text:style-name="Preformatted_20_Text">Copy code</text:p>
      <text:p text:style-name="P16"><text:span text:style-name="Source_20_Text">getExterneNummernCount: (state) =&gt; (idArtikel) =&gt; {</text:span></text:p>
      <text:p text:style-name="P16"><text:span text:style-name="Source_20_Text"><text:s text:c="2"/>// Filtert cartItems nach dem passenden IDInventarArtikel</text:span></text:p>
      <text:p text:style-name="P16"><text:span text:style-name="Source_20_Text"><text:s text:c="2"/>const existingItems = state.cartItems.filter((cartItem) =&gt;</text:span></text:p>
      <text:p text:style-name="P16"><text:span text:style-name="Source_20_Text"><text:s text:c="4"/>cartItem.IDInventarArtikel === idArtikel</text:span></text:p>
      <text:p text:style-name="P16"><text:span text:style-name="Source_20_Text"><text:s text:c="2"/>);</text:span></text:p>
      <text:p text:style-name="P16"/>
      <text:p text:style-name="P16"><text:span text:style-name="Source_20_Text"><text:s text:c="2"/>// Falls kein passendes Item gefunden wird, geben wir 0 zurück</text:span></text:p>
      <text:p text:style-name="P16"><text:span text:style-name="Source_20_Text"><text:s text:c="2"/>if (existingItems.length === 0) {</text:span></text:p>
      <text:p text:style-name="P16"><text:span text:style-name="Source_20_Text"><text:s text:c="4"/>return 0;</text:span></text:p>
      <text:p text:style-name="P16"><text:span text:style-name="Source_20_Text"><text:s text:c="2"/>}</text:span></text:p>
      <text:p text:style-name="P16"/>
      <text:p text:style-name="P16"><text:span text:style-name="Source_20_Text"><text:s text:c="2"/>// Wir nehmen das erste gefundene Item, da IDInventarArtikel eindeutig sein sollte</text:span></text:p>
      <text:p text:style-name="P16"><text:span text:style-name="Source_20_Text"><text:s text:c="2"/>const existingItem = existingItems[0];</text:span></text:p>
      <text:p text:style-name="P16"/>
      <text:p text:style-name="P16"><text:span text:style-name="Source_20_Text"><text:s text:c="2"/>// Bereinigen des externeID-Arrays, um leere Werte zu entfernen</text:span></text:p>
      <text:p text:style-name="P16"><text:span text:style-name="Source_20_Text"><text:s text:c="2"/>const cleanedExterneID = existingItem.externeID.filter(</text:span></text:p>
      <text:p text:style-name="P16"><text:span text:style-name="Source_20_Text"><text:s text:c="4"/>(id) =&gt; id !== '' &amp;&amp; id !== null &amp;&amp; id !== undefined</text:span></text:p>
      <text:p text:style-name="P16"><text:span text:style-name="Source_20_Text"><text:s text:c="2"/>);</text:span></text:p>
      <text:p text:style-name="P16"/>
      <text:p text:style-name="P16"><text:span text:style-name="Source_20_Text"><text:s text:c="2"/>// Rückgabe der Länge des bereinigten Arrays</text:span></text:p>
      <text:p text:style-name="P16"><text:span text:style-name="Source_20_Text"><text:s text:c="2"/>return cleanedExterneID.length;</text:span></text:p>
      <text:p text:style-name="P17"><text:span text:style-name="Source_20_Text">}</text:span></text:p>
      <text:h text:style-name="Heading_20_3" text:outline-level="3"><text:span text:style-name="Strong_20_Emphasis">Erklärung des Codes</text:span></text:h>
      <text:list xml:id="list1545655170" text:style-name="L17">
        <text:list-item>
          <text:p text:style-name="P80"><text:span text:style-name="Strong_20_Emphasis">Filterung der </text:span><text:span text:style-name="Strong_20_Emphasis"><text:span text:style-name="Source_20_Text">cartItems</text:span></text:span><text:span text:style-name="Strong_20_Emphasis">:</text:span></text:p>
          <text:p text:style-name="P19">javascript</text:p>
          <text:p text:style-name="P19">Copy code</text:p>
          <text:p text:style-name="P20"><text:span text:style-name="Source_20_Text">const existingItems = state.cartItems.filter((cartItem) =&gt;</text:span></text:p>
          <text:p text:style-name="P20"><text:span text:style-name="Source_20_Text"><text:s text:c="2"/>cartItem.IDInventarArtikel === idArtikel</text:span></text:p>
          <text:p text:style-name="P21"><text:span text:style-name="Source_20_Text">);</text:span></text:p>
          <text:list>
            <text:list-item>
              <text:p text:style-name="P81"><text:soft-page-break/>Hier filtern wir <text:span text:style-name="Source_20_Text">cartItems</text:span> und suchen alle Elemente, deren <text:span text:style-name="Source_20_Text">IDInventarArtikel</text:span> mit <text:span text:style-name="Source_20_Text">idArtikel</text:span> übereinstimmt.</text:p>
            </text:list-item>
            <text:list-item>
              <text:p text:style-name="P81">Der Filter gibt ein Array (<text:span text:style-name="Source_20_Text">existingItems</text:span>) zurück, das die passenden Objekte enthält.</text:p>
            </text:list-item>
          </text:list>
        </text:list-item>
        <text:list-item>
          <text:p text:style-name="P80"><text:span text:style-name="Strong_20_Emphasis">Überprüfung, ob ein </text:span><text:span text:style-name="Strong_20_Emphasis"><text:span text:style-name="Source_20_Text">cartItem</text:span></text:span><text:span text:style-name="Strong_20_Emphasis"> gefunden wurde:</text:span></text:p>
          <text:p text:style-name="P19">javascript</text:p>
          <text:p text:style-name="P19">Copy code</text:p>
          <text:p text:style-name="P20"><text:span text:style-name="Source_20_Text">if (existingItems.length === 0) {</text:span></text:p>
          <text:p text:style-name="P20"><text:span text:style-name="Source_20_Text"><text:s text:c="2"/>return 0;</text:span></text:p>
          <text:p text:style-name="P21"><text:span text:style-name="Source_20_Text">}</text:span></text:p>
          <text:list>
            <text:list-item>
              <text:p text:style-name="P81">Wenn keine passenden Elemente gefunden werden, wird <text:span text:style-name="Source_20_Text">0</text:span> zurückgegeben.</text:p>
            </text:list-item>
          </text:list>
        </text:list-item>
        <text:list-item>
          <text:p text:style-name="P80"><text:span text:style-name="Strong_20_Emphasis">Bereinigen des </text:span><text:span text:style-name="Strong_20_Emphasis"><text:span text:style-name="Source_20_Text">externeID</text:span></text:span><text:span text:style-name="Strong_20_Emphasis">-Arrays:</text:span></text:p>
          <text:p text:style-name="P19">javascript</text:p>
          <text:p text:style-name="P19">Copy code</text:p>
          <text:p text:style-name="P20"><text:span text:style-name="Source_20_Text">const existingItem = existingItems[0];</text:span></text:p>
          <text:p text:style-name="P20"><text:span text:style-name="Source_20_Text">const cleanedExterneID = existingItem.externeID.filter(</text:span></text:p>
          <text:p text:style-name="P20"><text:span text:style-name="Source_20_Text"><text:s text:c="2"/>(id) =&gt; id !== '' &amp;&amp; id !== null &amp;&amp; id !== undefined</text:span></text:p>
          <text:p text:style-name="P21"><text:span text:style-name="Source_20_Text">);</text:span></text:p>
          <text:list>
            <text:list-item>
              <text:p text:style-name="P81">Wir greifen auf das erste gefundene <text:span text:style-name="Source_20_Text">cartItem</text:span> (<text:span text:style-name="Source_20_Text">existingItem</text:span>) zu, weil wir davon ausgehen, dass <text:span text:style-name="Source_20_Text">IDInventarArtikel</text:span> eindeutig ist.</text:p>
            </text:list-item>
            <text:list-item>
              <text:p text:style-name="P81">Das <text:span text:style-name="Source_20_Text">externeID</text:span>-Array wird gefiltert, um leere Werte (<text:span text:style-name="Source_20_Text">''</text:span>, <text:span text:style-name="Source_20_Text">null</text:span>, <text:span text:style-name="Source_20_Text">undefined</text:span>) zu entfernen.</text:p>
            </text:list-item>
          </text:list>
        </text:list-item>
        <text:list-item>
          <text:p text:style-name="P80"><text:span text:style-name="Strong_20_Emphasis">Rückgabe der Länge des bereinigten </text:span><text:span text:style-name="Strong_20_Emphasis"><text:span text:style-name="Source_20_Text">externeID</text:span></text:span><text:span text:style-name="Strong_20_Emphasis">-Arrays:</text:span></text:p>
          <text:p text:style-name="P19">javascript</text:p>
          <text:p text:style-name="P19">Copy code</text:p>
          <text:p text:style-name="P21"><text:span text:style-name="Source_20_Text">return cleanedExterneID.length;</text:span></text:p>
          <text:list>
            <text:list-item>
              <text:p text:style-name="P80">Schließlich geben wir die Länge des bereinigten Arrays zurück.</text:p>
            </text:list-item>
          </text:list>
        </text:list-item>
      </text:list>
      <text:h text:style-name="Heading_20_3" text:outline-level="3"><text:span text:style-name="Strong_20_Emphasis">Wichtige Hinweise</text:span></text:h>
      <text:list xml:id="list398331151" text:style-name="L18">
        <text:list-item>
          <text:p text:style-name="P83"><text:span text:style-name="Strong_20_Emphasis">Direkter Zugriff auf </text:span><text:span text:style-name="Strong_20_Emphasis"><text:span text:style-name="Source_20_Text">existingItem.externeID</text:span></text:span> funktioniert nicht, da <text:span text:style-name="Source_20_Text">existingItem</text:span> ein Array ist. Deshalb greifen wir auf das erste Element (<text:span text:style-name="Source_20_Text">existingItem[0]</text:span>) zu.</text:p>
        </text:list-item>
        <text:list-item>
          <text:p text:style-name="P83"><text:span text:style-name="Strong_20_Emphasis"><text:span text:style-name="Source_20_Text">filter</text:span></text:span><text:span text:style-name="Strong_20_Emphasis"> auf </text:span><text:span text:style-name="Strong_20_Emphasis"><text:span text:style-name="Source_20_Text">externeID</text:span></text:span> wird verwendet, um alle ungültigen Werte zu entfernen.</text:p>
        </text:list-item>
        <text:list-item>
          <text:p text:style-name="P82">Wenn <text:span text:style-name="Source_20_Text">IDInventarArtikel</text:span> mehrfach vorhanden ist und es <text:span text:style-name="Strong_20_Emphasis">mehrere passende Objekte</text:span> gibt, müssten Sie eventuell die Längen aller bereinigten Arrays zusammenzählen. Dies ist jedoch abhängig von Ihrer Datenstruktur.</text:p>
        </text:list-item>
      </text:list>
      <text:p text:style-name="Text_20_body"><text:span text:style-name="Strong_20_Emphasis">Beispiel für mehrere </text:span><text:span text:style-name="Strong_20_Emphasis"><text:span text:style-name="Source_20_Text">cartItems</text:span></text:span><text:span text:style-name="Strong_20_Emphasis"> mit demselben </text:span><text:span text:style-name="Strong_20_Emphasis"><text:span text:style-name="Source_20_Text">idArtikel</text:span></text:span><text:span text:style-name="Strong_20_Emphasis">:</text:span></text:p>
      <text:p text:style-name="Text_20_body">Falls mehrere <text:span text:style-name="Source_20_Text">cartItems</text:span> mit demselben <text:span text:style-name="Source_20_Text">idArtikel</text:span> vorhanden sind, können Sie die Summe aller <text:span text:style-name="Source_20_Text">externeID</text:span>-Längen berechnen:</text:p>
      <text:p text:style-name="Preformatted_20_Text">javascript</text:p>
      <text:p text:style-name="Preformatted_20_Text">Copy code</text:p>
      <text:p text:style-name="P16"><text:span text:style-name="Source_20_Text">getExterneNummernCount: (state) =&gt; (idArtikel) =&gt; {</text:span></text:p>
      <text:p text:style-name="P16"><text:span text:style-name="Source_20_Text"><text:s text:c="2"/>// Filtert cartItems nach dem passenden IDInventarArtikel</text:span></text:p>
      <text:p text:style-name="P16"><text:span text:style-name="Source_20_Text"><text:s text:c="2"/>const existingItems = state.cartItems.filter((cartItem) =&gt;</text:span></text:p>
      <text:p text:style-name="P16"><text:soft-page-break/><text:span text:style-name="Source_20_Text"><text:s text:c="4"/>cartItem.IDInventarArtikel === idArtikel</text:span></text:p>
      <text:p text:style-name="P16"><text:span text:style-name="Source_20_Text"><text:s text:c="2"/>);</text:span></text:p>
      <text:p text:style-name="P16"/>
      <text:p text:style-name="P16"><text:span text:style-name="Source_20_Text"><text:s text:c="2"/>// Falls kein passendes Item gefunden wird, geben wir 0 zurück</text:span></text:p>
      <text:p text:style-name="P16"><text:span text:style-name="Source_20_Text"><text:s text:c="2"/>if (existingItems.length === 0) {</text:span></text:p>
      <text:p text:style-name="P16"><text:span text:style-name="Source_20_Text"><text:s text:c="4"/>return 0;</text:span></text:p>
      <text:p text:style-name="P16"><text:span text:style-name="Source_20_Text"><text:s text:c="2"/>}</text:span></text:p>
      <text:p text:style-name="P16"/>
      <text:p text:style-name="P16"><text:span text:style-name="Source_20_Text"><text:s text:c="2"/>// Bereinigen und Summieren der Länge der externen IDs aller passenden Items</text:span></text:p>
      <text:p text:style-name="P16"><text:span text:style-name="Source_20_Text"><text:s text:c="2"/>return existingItems.reduce((acc, cartItem) =&gt; {</text:span></text:p>
      <text:p text:style-name="P16"><text:span text:style-name="Source_20_Text"><text:s text:c="4"/>const cleanedExterneID = cartItem.externeID.filter(</text:span></text:p>
      <text:p text:style-name="P16"><text:span text:style-name="Source_20_Text"><text:s text:c="6"/>(id) =&gt; id !== '' &amp;&amp; id !== null &amp;&amp; id !== undefined</text:span></text:p>
      <text:p text:style-name="P16"><text:span text:style-name="Source_20_Text"><text:s text:c="4"/>);</text:span></text:p>
      <text:p text:style-name="P16"><text:span text:style-name="Source_20_Text"><text:s text:c="4"/>return acc + cleanedExterneID.length;</text:span></text:p>
      <text:p text:style-name="P16"><text:span text:style-name="Source_20_Text"><text:s text:c="2"/>}, 0);</text:span></text:p>
      <text:p text:style-name="P17"><text:span text:style-name="Source_20_Text">}</text:span></text:p>
      <text:p text:style-name="Text_20_body">Hier wird für jedes gefundene <text:span text:style-name="Source_20_Text">cartItem</text:span> das <text:span text:style-name="Source_20_Text">externeID</text:span>-Array bereinigt und die Gesamtlänge summiert.</text:p>
      <text:h text:style-name="Heading_20_3" text:outline-level="3"><text:span text:style-name="Strong_20_Emphasis">Zusammenfassung</text:span></text:h>
      <text:list xml:id="list2438965012" text:style-name="L19">
        <text:list-item>
          <text:p text:style-name="P85">Verwenden Sie <text:span text:style-name="Source_20_Text">.filter()</text:span> auf <text:span text:style-name="Source_20_Text">cartItems</text:span>, um nach dem passenden <text:span text:style-name="Source_20_Text">IDInventarArtikel</text:span> zu suchen.</text:p>
        </text:list-item>
        <text:list-item>
          <text:p text:style-name="P85">Stellen Sie sicher, dass Sie nach der Filterung auf das <text:span text:style-name="Strong_20_Emphasis">richtige Objekt</text:span> zugreifen (<text:span text:style-name="Source_20_Text">existingItems[0]</text:span>).</text:p>
        </text:list-item>
        <text:list-item>
          <text:p text:style-name="P85"><text:span text:style-name="Strong_20_Emphasis">Bereinigen</text:span> Sie das <text:span text:style-name="Source_20_Text">externeID</text:span>-Array, bevor Sie die Länge berechnen, um nur gültige Werte zu berücksichtigen.</text:p>
        </text:list-item>
        <text:list-item>
          <text:p text:style-name="P84">Passen Sie den Code entsprechend an, wenn es <text:span text:style-name="Strong_20_Emphasis">mehrere </text:span><text:span text:style-name="Strong_20_Emphasis"><text:span text:style-name="Source_20_Text">cartItems</text:span></text:span> mit demselben <text:span text:style-name="Source_20_Text">idArtikel</text:span> gibt.</text:p>
        </text:list-item>
      </text:list>
      <text:p text:style-name="Text_20_body">Ich hoffe, diese Erklärung hilft Ihnen weiter. Falls noch Fragen offen sind, stehe ich Ihnen gerne zur Verfügung!</text:p>
      <text:p text:style-name="Text_20_body">4o with canvas</text:p>
      <text:h text:style-name="Heading_20_5" text:outline-level="5">You said:</text:h>
      <text:p text:style-name="Text_20_body">ok, funktioniert, vielen Dank. erkläre mir bitte diesen zwischenschritt: // Wir nehmen das erste gefundene Item, da IDInventarArtikel eindeutig sein sollte const existingItem = existingItems[0];</text:p>
      <text:h text:style-name="Heading_20_6" text:outline-level="6">ChatGPT said:</text:h>
      <text:p text:style-name="Text_20_body">Der Zwischenschritt</text:p>
      <text:p text:style-name="Preformatted_20_Text">javascript</text:p>
      <text:p text:style-name="Preformatted_20_Text">Copy code</text:p>
      <text:p text:style-name="P17"><text:span text:style-name="Source_20_Text">const existingItem = existingItems[0];</text:span></text:p>
      <text:p text:style-name="Text_20_body">dient dazu, <text:span text:style-name="Strong_20_Emphasis">auf das erste Element</text:span> des Arrays <text:span text:style-name="Source_20_Text">existingItems</text:span> zuzugreifen.</text:p>
      <text:h text:style-name="Heading_20_3" text:outline-level="3"><text:soft-page-break/><text:span text:style-name="Strong_20_Emphasis">Hintergrund</text:span></text:h>
      <text:p text:style-name="Text_20_body">Nach dem Filtern mit <text:span text:style-name="Source_20_Text">filter()</text:span> ergibt sich ein <text:span text:style-name="Strong_20_Emphasis">Array</text:span> (<text:span text:style-name="Source_20_Text">existingItems</text:span>), das alle Elemente aus <text:span text:style-name="Source_20_Text">cartItems</text:span> enthält, deren <text:span text:style-name="Source_20_Text">IDInventarArtikel</text:span> mit <text:span text:style-name="Source_20_Text">idArtikel</text:span> übereinstimmt. Da <text:span text:style-name="Source_20_Text">filter()</text:span> immer ein <text:span text:style-name="Strong_20_Emphasis">Array</text:span> zurückgibt, selbst wenn nur ein Element gefunden wurde, ist <text:span text:style-name="Source_20_Text">existingItems</text:span> immer ein Array.</text:p>
      <text:p text:style-name="Text_20_body">Wenn wir sicherstellen können oder davon ausgehen, dass es <text:span text:style-name="Strong_20_Emphasis">nur ein passendes Element</text:span> für die <text:span text:style-name="Source_20_Text">IDInventarArtikel</text:span> gibt (d. h., diese ID ist in <text:span text:style-name="Source_20_Text">cartItems</text:span> eindeutig), dann können wir einfach das <text:span text:style-name="Strong_20_Emphasis">erste Element</text:span> aus dem Array verwenden – das ist der Zweck von <text:span text:style-name="Source_20_Text">existingItems[0]</text:span>.</text:p>
      <text:h text:style-name="Heading_20_3" text:outline-level="3"><text:span text:style-name="Strong_20_Emphasis">Warum greifen wir auf das erste Element zu?</text:span></text:h>
      <text:list xml:id="list2171793303" text:style-name="L20">
        <text:list-item>
          <text:p text:style-name="P87"><text:span text:style-name="Strong_20_Emphasis">Eindeutigkeit</text:span>: Wenn <text:span text:style-name="Source_20_Text">IDInventarArtikel</text:span> eine <text:span text:style-name="Strong_20_Emphasis">eindeutige Kennung</text:span> ist (ähnlich wie eine Primärschlüssel-ID), dann sollte es <text:span text:style-name="Strong_20_Emphasis">nur ein einziges </text:span><text:span text:style-name="Strong_20_Emphasis"><text:span text:style-name="Source_20_Text">cartItem</text:span></text:span> geben, das diese ID hat. In diesem Fall ist <text:span text:style-name="Source_20_Text">existingItems</text:span> ein Array mit <text:span text:style-name="Strong_20_Emphasis">einem einzigen Element</text:span>.</text:p>
        </text:list-item>
        <text:list-item>
          <text:p text:style-name="P86">Durch Zugriff auf <text:span text:style-name="Source_20_Text">existingItems[0]</text:span> erhalten wir direkt das passende Objekt (<text:span text:style-name="Source_20_Text">cartItem</text:span>), mit dem wir weiterarbeiten wollen, ohne die gesamte Array-Struktur beizubehalten.</text:p>
        </text:list-item>
      </text:list>
      <text:h text:style-name="Heading_20_3" text:outline-level="3"><text:span text:style-name="Strong_20_Emphasis">Beispiel</text:span></text:h>
      <text:p text:style-name="Text_20_body">Angenommen, <text:span text:style-name="Source_20_Text">cartItems</text:span> enthält folgende Artikel:</text:p>
      <text:p text:style-name="Preformatted_20_Text">javascript</text:p>
      <text:p text:style-name="Preformatted_20_Text">Copy code</text:p>
      <text:p text:style-name="P16"><text:span text:style-name="Source_20_Text">const cartItems = [</text:span></text:p>
      <text:p text:style-name="P16"><text:span text:style-name="Source_20_Text"><text:s text:c="2"/>{ IDInventarArtikel: 1, ArtikelBezeichnung: 'Artikel A', externeID: ['123'] },</text:span></text:p>
      <text:p text:style-name="P16"><text:span text:style-name="Source_20_Text"><text:s text:c="2"/>{ IDInventarArtikel: 2, ArtikelBezeichnung: 'Artikel B', externeID: ['456'] },</text:span></text:p>
      <text:p text:style-name="P17"><text:span text:style-name="Source_20_Text">];</text:span></text:p>
      <text:p text:style-name="Text_20_body">Wenn wir die Funktion <text:span text:style-name="Source_20_Text">filter()</text:span> nutzen, um alle <text:span text:style-name="Source_20_Text">cartItems</text:span> mit der <text:span text:style-name="Source_20_Text">IDInventarArtikel</text:span> von <text:span text:style-name="Source_20_Text">1</text:span> zu finden:</text:p>
      <text:p text:style-name="Preformatted_20_Text">javascript</text:p>
      <text:p text:style-name="Preformatted_20_Text">Copy code</text:p>
      <text:p text:style-name="P16"><text:span text:style-name="Source_20_Text">const existingItems = cartItems.filter(</text:span></text:p>
      <text:p text:style-name="P16"><text:span text:style-name="Source_20_Text"><text:s text:c="2"/>(cartItem) =&gt; cartItem.IDInventarArtikel === 1</text:span></text:p>
      <text:p text:style-name="P17"><text:span text:style-name="Source_20_Text">);</text:span></text:p>
      <text:p text:style-name="Text_20_body">Ergibt dies:</text:p>
      <text:p text:style-name="Preformatted_20_Text">javascript</text:p>
      <text:p text:style-name="Preformatted_20_Text">Copy code</text:p>
      <text:p text:style-name="P16"><text:span text:style-name="Source_20_Text">existingItems = [</text:span></text:p>
      <text:p text:style-name="P16"><text:span text:style-name="Source_20_Text"><text:s text:c="2"/>{ IDInventarArtikel: 1, ArtikelBezeichnung: 'Artikel A', externeID: ['123'] }</text:span></text:p>
      <text:p text:style-name="P17"><text:span text:style-name="Source_20_Text">];</text:span></text:p>
      <text:p text:style-name="Text_20_body"><text:span text:style-name="Source_20_Text">existingItems</text:span> ist ein <text:span text:style-name="Strong_20_Emphasis">Array</text:span>, das <text:span text:style-name="Strong_20_Emphasis">ein Objekt</text:span> enthält. Da wir aber nur mit <text:span text:style-name="Strong_20_Emphasis">einem Artikel</text:span> arbeiten möchten, greifen wir auf das erste Element des Arrays zu:</text:p>
      <text:p text:style-name="Preformatted_20_Text">javascript</text:p>
      <text:p text:style-name="Preformatted_20_Text">Copy code</text:p>
      <text:p text:style-name="P17"><text:span text:style-name="Source_20_Text">const existingItem = existingItems[0];</text:span></text:p>
      <text:p text:style-name="Text_20_body"><text:soft-page-break/>Das Ergebnis ist das einzelne <text:span text:style-name="Source_20_Text">cartItem</text:span>-Objekt:</text:p>
      <text:p text:style-name="Preformatted_20_Text">javascript</text:p>
      <text:p text:style-name="Preformatted_20_Text">Copy code</text:p>
      <text:p text:style-name="P17"><text:span text:style-name="Source_20_Text">existingItem = { IDInventarArtikel: 1, ArtikelBezeichnung: 'Artikel A', externeID: ['123'] };</text:span></text:p>
      <text:h text:style-name="Heading_20_3" text:outline-level="3"><text:span text:style-name="Strong_20_Emphasis">Zusammenfassung</text:span></text:h>
      <text:list xml:id="list1505426768" text:style-name="L21">
        <text:list-item>
          <text:p text:style-name="P89">Nach der <text:span text:style-name="Source_20_Text">filter()</text:span>-Operation bleibt <text:span text:style-name="Source_20_Text">existingItems</text:span> ein <text:span text:style-name="Strong_20_Emphasis">Array</text:span>, auch wenn nur ein Element darin enthalten ist.</text:p>
        </text:list-item>
        <text:list-item>
          <text:p text:style-name="P89">Um einfach mit dem gefilterten <text:span text:style-name="Strong_20_Emphasis">Artikel-Objekt</text:span> weiterzuarbeiten, greifen wir auf das <text:span text:style-name="Strong_20_Emphasis">erste Element</text:span> des Arrays (<text:span text:style-name="Source_20_Text">existingItems[0]</text:span>) zu.</text:p>
        </text:list-item>
        <text:list-item>
          <text:p text:style-name="P88">Das funktioniert nur dann zuverlässig, wenn <text:span text:style-name="Strong_20_Emphasis">klar ist, dass die </text:span><text:span text:style-name="Strong_20_Emphasis"><text:span text:style-name="Source_20_Text">IDInventarArtikel</text:span></text:span><text:span text:style-name="Strong_20_Emphasis"> eindeutig</text:span> ist und das gefilterte Array nur ein Element enthält.</text:p>
        </text:list-item>
      </text:list>
      <text:p text:style-name="Text_20_body">Falls es mehrere Elemente mit der gleichen <text:span text:style-name="Source_20_Text">IDInventarArtikel</text:span> geben könnte, müssten Sie eine andere Methode wählen (zum Beispiel durch Iteration über alle Elemente im <text:span text:style-name="Source_20_Text">existingItems</text:span>-Array).</text:p>
      <text:p text:style-name="P57"/>
      <text:p text:style-name="P59">Änderung der Anzeige ExterneInventarNummer als v-badge</text:p>
      <text:p text:style-name="P55">Problem: Wenn im Checkout die Externe Inventar Nummer erfasst werden, bei mehr als einem Stück (Menge &gt; 1) und die Menge wird reduziert, dann bleiben die Externe Inventar Nummer (externeID) im vues-Store zum cartItems.externeID gespeichert und die Anzeige im v-badge reduziert sich nicht entsprechend. Anzeige wäre dann. Menge Artikel = 1 v-badge Anzeige = 2.</text:p>
      <text:p text:style-name="P55">Damit die Menge im v-badge korrekt wiedergegeben wird, wird mit watchEffect die Menge der Artikel im vuex-Store überwacht und bei Änderungen mit store.getters.getExterneNummernCount verglichen. Wenn die Menge kleiner ist als store.getters.getExterneNummernCount wird cartItems.externeID angepasst. </text:p>
      <text:p text:style-name="P55"/>
      <text:p text:style-name="P37"><text:span text:style-name="T12">watchEffect(() =&gt; {</text:span><text:line-break/><text:span text:style-name="T12"> <text:s/></text:span><text:span text:style-name="T14">cartItems</text:span><text:span text:style-name="T12">.</text:span><text:span text:style-name="T16">value</text:span><text:span text:style-name="T12">.</text:span><text:span text:style-name="T18">forEach</text:span><text:span text:style-name="T12">(item =&gt; {</text:span><text:line-break/><text:span text:style-name="T12"> <text:s text:c="3"/></text:span><text:span text:style-name="T10">const </text:span><text:span text:style-name="T14">menge </text:span><text:span text:style-name="T12">= item.</text:span><text:span text:style-name="T16">Menge</text:span><text:line-break/><text:span text:style-name="T16"> <text:s text:c="3"/></text:span><text:span text:style-name="T10">const </text:span><text:span text:style-name="T14">externeIDCount </text:span><text:span text:style-name="T12">= </text:span><text:span text:style-name="T21">store</text:span><text:span text:style-name="T12">.</text:span><text:span text:style-name="T16">getters</text:span><text:span text:style-name="T12">.</text:span><text:span text:style-name="T16">getExterneNummernCount</text:span><text:span text:style-name="T12">(item.</text:span><text:span text:style-name="T16">IDInventarArtikel</text:span><text:span text:style-name="T12">);</text:span><text:line-break/><text:line-break/><text:span text:style-name="T12"> <text:s text:c="3"/></text:span><text:span text:style-name="T10">if</text:span><text:span text:style-name="T12">(</text:span><text:span text:style-name="T14">menge </text:span><text:span text:style-name="T12">&lt; </text:span><text:span text:style-name="T14">externeIDCount</text:span><text:span text:style-name="T12">){</text:span><text:line-break/><text:span text:style-name="T12"> <text:s text:c="5"/></text:span><text:span text:style-name="T21">console</text:span><text:span text:style-name="T12">.</text:span><text:span text:style-name="T18">log</text:span><text:span text:style-name="T12">(</text:span><text:span text:style-name="T3">'menge &lt; externeIDCount'</text:span><text:span text:style-name="T12">, </text:span><text:span text:style-name="T14">menge</text:span><text:span text:style-name="T12">, </text:span><text:span text:style-name="T14">externeIDCount</text:span><text:span text:style-name="T12">);</text:span><text:line-break/><text:span text:style-name="T12"> <text:s text:c="5"/></text:span><text:span text:style-name="T21">store</text:span><text:span text:style-name="T12">.</text:span><text:span text:style-name="T16">dispatch</text:span><text:span text:style-name="T12">(</text:span><text:span text:style-name="T3">'setExterneInventarNummerToCartItem'</text:span><text:span text:style-name="T12">, {</text:span><text:span text:style-name="T16">idArtikel</text:span><text:span text:style-name="T12">: item.</text:span><text:span text:style-name="T16">IDInventarArtikel</text:span><text:span text:style-name="T12">, </text:span><text:span text:style-name="T16">correctionInventarNummerCount</text:span><text:span text:style-name="T12">: item.</text:span><text:span text:style-name="T16">Menge</text:span><text:span text:style-name="T12">})</text:span><text:line-break/><text:span text:style-name="T12"> <text:s text:c="3"/>}</text:span><text:line-break/><text:line-break/><text:span text:style-name="T12"> <text:s/>})</text:span><text:line-break/><text:span text:style-name="T12">})</text:span></text:p>
      <text:p text:style-name="P36"/>
      <text:p text:style-name="P36"/>
      <text:p text:style-name="P36"/>
      <text:p text:style-name="P36"/>
      <text:p text:style-name="P36"><text:soft-page-break/></text:p>
      <text:p text:style-name="P57">Backend</text:p>
      <text:p text:style-name="P60">Sicherheit des Backend:</text:p>
      <text:p text:style-name="P54">CORS in app.js:</text:p>
      <text:p text:style-name="P34"><text:span text:style-name="T14">app</text:span><text:span text:style-name="T12">.</text:span><text:span text:style-name="T16">use</text:span><text:span text:style-name="T12">(</text:span><text:span text:style-name="T18">cors</text:span><text:span text:style-name="T12">({</text:span><text:line-break/><text:span text:style-name="T12"> <text:s text:c="3"/></text:span><text:span text:style-name="T16">origin</text:span><text:span text:style-name="T12">: [</text:span><text:span text:style-name="T3">'http://localhost:4000'</text:span><text:span text:style-name="T12">, </text:span><text:span text:style-name="T3">'https://mbdevelop.de'</text:span><text:span text:style-name="T12">], </text:span><text:span text:style-name="T20">// Ersetze dies durch die URL deines Frontends</text:span><text:line-break/><text:span text:style-name="T12">}));</text:span></text:p>
      <text:p text:style-name="P33"/>
      <text:p text:style-name="P33">Allerdings greift dies nur bei Browsers und nicht bei Postman</text:p>
      <text:p text:style-name="P33"/>
      <text:p text:style-name="P35">JWS (Jason-Web-Token) muss das mittelfristige Ziel sein, um nicht nur den Benutzer zu authentifizieren, sondern generell das Backend abzusichern!</text:p>
      <text:p text:style-name="P33"/>
      <text:p text:style-name="P58"><text:span text:style-name="T8">Daten empfangen aus dem Frontend:</text:span></text:p>
      <text:p text:style-name="P50">const {cartItems, IDMitglied, IDBenutzer} = req.body;</text:p>
      <text:p text:style-name="P50">Für mehrere Elemente oder</text:p>
      <text:p text:style-name="P50">const cartItems = req.body;</text:p>
      <text:p text:style-name="P50">Für ein Element oder</text:p>
      <text:p text:style-name="P50">const refreshToken = req.body?.refreshToken;</text:p>
      <text:p text:style-name="P51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23T14:23:46.761493977</dc:date>
    <meta:editing-duration>P20DT7H26M36S</meta:editing-duration>
    <meta:editing-cycles>24</meta:editing-cycles>
    <meta:document-statistic meta:table-count="0" meta:image-count="0" meta:object-count="0" meta:page-count="19" meta:paragraph-count="488" meta:word-count="3057" meta:character-count="25686" meta:non-whitespace-character-count="22357"/>
  </office:meta>
</office:document-meta>
</file>